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70"/>
      <table:table table:name="config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Result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ROIDifference</text:p>
          </table:table-cell>
          <table:table-cell office:value-type="string" calcext:value-type="string">
            <text:p>Straightnes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table-easy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6.153847" calcext:value-type="float">
            <text:p>46,153847</text:p>
          </table:table-cell>
          <table:table-cell office:value-type="float" office:value="449.932922" calcext:value-type="float">
            <text:p>449,932922</text:p>
          </table:table-cell>
          <table:table-cell office:value-type="float" office:value="99.358978" calcext:value-type="float">
            <text:p>99,358978</text:p>
          </table:table-cell>
          <table:table-cell office:value-type="float" office:value="8.713" calcext:value-type="float">
            <text:p>8,713</text:p>
          </table:table-cell>
          <table:table-cell office:value-type="float" office:value="8.675" calcext:value-type="float">
            <text:p>8,675</text:p>
          </table:table-cell>
          <table:table-cell office:value-type="float" office:value="-9.4" calcext:value-type="float">
            <text:p>-9,4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string" calcext:value-type="string">
            <text:p>table-easy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3.846157" calcext:value-type="float">
            <text:p>53,846157</text:p>
          </table:table-cell>
          <table:table-cell office:value-type="float" office:value="199.801758" calcext:value-type="float">
            <text:p>199,801758</text:p>
          </table:table-cell>
          <table:table-cell office:value-type="float" office:value="99.252136" calcext:value-type="float">
            <text:p>99,252136</text:p>
          </table:table-cell>
          <table:table-cell office:value-type="float" office:value="8.607" calcext:value-type="float">
            <text:p>8,607</text:p>
          </table:table-cell>
          <table:table-cell office:value-type="float" office:value="8.549" calcext:value-type="float">
            <text:p>8,549</text:p>
          </table:table-cell>
          <table:table-cell office:value-type="float" office:value="-9.281" calcext:value-type="float">
            <text:p>-9,281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 office:value-type="string" calcext:value-type="string">
            <text:p>table-easy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.076923" calcext:value-type="float">
            <text:p>23,076923</text:p>
          </table:table-cell>
          <table:table-cell office:value-type="float" office:value="147.672684" calcext:value-type="float">
            <text:p>147,672684</text:p>
          </table:table-cell>
          <table:table-cell office:value-type="float" office:value="99.038467" calcext:value-type="float">
            <text:p>99,038467</text:p>
          </table:table-cell>
          <table:table-cell office:value-type="float" office:value="8.862" calcext:value-type="float">
            <text:p>8,862</text:p>
          </table:table-cell>
          <table:table-cell office:value-type="float" office:value="8.796" calcext:value-type="float">
            <text:p>8,796</text:p>
          </table:table-cell>
          <table:table-cell office:value-type="float" office:value="-9.556" calcext:value-type="float">
            <text:p>-9,556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 office:value-type="string" calcext:value-type="string">
            <text:p>table-easy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1.538464" calcext:value-type="float">
            <text:p>61,538464</text:p>
          </table:table-cell>
          <table:table-cell office:value-type="float" office:value="1055.130493" calcext:value-type="float">
            <text:p>1055,130493</text:p>
          </table:table-cell>
          <table:table-cell office:value-type="float" office:value="98.782051" calcext:value-type="float">
            <text:p>98,782051</text:p>
          </table:table-cell>
          <table:table-cell office:value-type="float" office:value="8.891" calcext:value-type="float">
            <text:p>8,891</text:p>
          </table:table-cell>
          <table:table-cell office:value-type="float" office:value="8.804" calcext:value-type="float">
            <text:p>8,804</text:p>
          </table:table-cell>
          <table:table-cell office:value-type="float" office:value="-9.569" calcext:value-type="float">
            <text:p>-9,569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string" calcext:value-type="string">
            <text:p>table-easy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3.846157" calcext:value-type="float">
            <text:p>53,846157</text:p>
          </table:table-cell>
          <table:table-cell office:value-type="float" office:value="6.974189" calcext:value-type="float">
            <text:p>6,974189</text:p>
          </table:table-cell>
          <table:table-cell office:value-type="float" office:value="98.653854" calcext:value-type="float">
            <text:p>98,653854</text:p>
          </table:table-cell>
          <table:table-cell office:value-type="float" office:value="9.02" calcext:value-type="float">
            <text:p>9,02</text:p>
          </table:table-cell>
          <table:table-cell office:value-type="float" office:value="8.985" calcext:value-type="float">
            <text:p>8,985</text:p>
          </table:table-cell>
          <table:table-cell office:value-type="float" office:value="653108.8125" calcext:value-type="float">
            <text:p>653108,8125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string" calcext:value-type="string">
            <text:p>table-medium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3.076923" calcext:value-type="float">
            <text:p>23,076923</text:p>
          </table:table-cell>
          <table:table-cell office:value-type="float" office:value="245.331268" calcext:value-type="float">
            <text:p>245,331268</text:p>
          </table:table-cell>
          <table:table-cell office:value-type="float" office:value="98.589737" calcext:value-type="float">
            <text:p>98,589737</text:p>
          </table:table-cell>
          <table:table-cell office:value-type="float" office:value="8.585" calcext:value-type="float">
            <text:p>8,585</text:p>
          </table:table-cell>
          <table:table-cell office:value-type="float" office:value="8.534" calcext:value-type="float">
            <text:p>8,534</text:p>
          </table:table-cell>
          <table:table-cell office:value-type="float" office:value="-9.248" calcext:value-type="float">
            <text:p>-9,248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string" calcext:value-type="string">
            <text:p>table-medium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0.769232" calcext:value-type="float">
            <text:p>30,769232</text:p>
          </table:table-cell>
          <table:table-cell office:value-type="float" office:value="11.945233" calcext:value-type="float">
            <text:p>11,945233</text:p>
          </table:table-cell>
          <table:table-cell office:value-type="float" office:value="98.482903" calcext:value-type="float">
            <text:p>98,482903</text:p>
          </table:table-cell>
          <table:table-cell office:value-type="float" office:value="8.76" calcext:value-type="float">
            <text:p>8,76</text:p>
          </table:table-cell>
          <table:table-cell office:value-type="float" office:value="8.683" calcext:value-type="float">
            <text:p>8,683</text:p>
          </table:table-cell>
          <table:table-cell office:value-type="float" office:value="-9.444" calcext:value-type="float">
            <text:p>-9,444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table-medium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8.46154" calcext:value-type="float">
            <text:p>38,46154</text:p>
          </table:table-cell>
          <table:table-cell office:value-type="float" office:value="2607.503906" calcext:value-type="float">
            <text:p>2607,503906</text:p>
          </table:table-cell>
          <table:table-cell office:value-type="float" office:value="98.354698" calcext:value-type="float">
            <text:p>98,354698</text:p>
          </table:table-cell>
          <table:table-cell office:value-type="float" office:value="8.671" calcext:value-type="float">
            <text:p>8,671</text:p>
          </table:table-cell>
          <table:table-cell office:value-type="float" office:value="8.621" calcext:value-type="float">
            <text:p>8,621</text:p>
          </table:table-cell>
          <table:table-cell office:value-type="float" office:value="-9.327" calcext:value-type="float">
            <text:p>-9,327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string" calcext:value-type="string">
            <text:p>table-medium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8.46154" calcext:value-type="float">
            <text:p>38,46154</text:p>
          </table:table-cell>
          <table:table-cell office:value-type="float" office:value="10.544001" calcext:value-type="float">
            <text:p>10,544001</text:p>
          </table:table-cell>
          <table:table-cell office:value-type="float" office:value="98.290596" calcext:value-type="float">
            <text:p>98,290596</text:p>
          </table:table-cell>
          <table:table-cell office:value-type="float" office:value="8.812" calcext:value-type="float">
            <text:p>8,812</text:p>
          </table:table-cell>
          <table:table-cell office:value-type="float" office:value="8.765" calcext:value-type="float">
            <text:p>8,765</text:p>
          </table:table-cell>
          <table:table-cell office:value-type="float" office:value="-9.494" calcext:value-type="float">
            <text:p>-9,494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string" calcext:value-type="string">
            <text:p>table-easy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3.846157" calcext:value-type="float">
            <text:p>53,846157</text:p>
          </table:table-cell>
          <table:table-cell office:value-type="float" office:value="2050.955322" calcext:value-type="float">
            <text:p>2050,955322</text:p>
          </table:table-cell>
          <table:table-cell office:value-type="float" office:value="98.115478" calcext:value-type="float">
            <text:p>98,115478</text:p>
          </table:table-cell>
          <table:table-cell office:value-type="float" office:value="9.01" calcext:value-type="float">
            <text:p>9,01</text:p>
          </table:table-cell>
          <table:table-cell office:value-type="float" office:value="8.959" calcext:value-type="float">
            <text:p>8,959</text:p>
          </table:table-cell>
          <table:table-cell office:value-type="float" office:value="-9.69" calcext:value-type="float">
            <text:p>-9,69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string" calcext:value-type="string">
            <text:p>table-medium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1.538464" calcext:value-type="float">
            <text:p>61,538464</text:p>
          </table:table-cell>
          <table:table-cell office:value-type="float" office:value="149.186005" calcext:value-type="float">
            <text:p>149,186005</text:p>
          </table:table-cell>
          <table:table-cell office:value-type="float" office:value="98.07692" calcext:value-type="float">
            <text:p>98,07692</text:p>
          </table:table-cell>
          <table:table-cell office:value-type="float" office:value="8.632" calcext:value-type="float">
            <text:p>8,632</text:p>
          </table:table-cell>
          <table:table-cell office:value-type="float" office:value="8.585" calcext:value-type="float">
            <text:p>8,585</text:p>
          </table:table-cell>
          <table:table-cell office:value-type="float" office:value="-9.294" calcext:value-type="float">
            <text:p>-9,294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string" calcext:value-type="string">
            <text:p>table-medium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.384616" calcext:value-type="float">
            <text:p>15,384616</text:p>
          </table:table-cell>
          <table:table-cell office:value-type="float" office:value="3.401388" calcext:value-type="float">
            <text:p>3,401388</text:p>
          </table:table-cell>
          <table:table-cell office:value-type="float" office:value="97.991463" calcext:value-type="float">
            <text:p>97,991463</text:p>
          </table:table-cell>
          <table:table-cell office:value-type="float" office:value="8.6" calcext:value-type="float">
            <text:p>8,6</text:p>
          </table:table-cell>
          <table:table-cell office:value-type="float" office:value="8.547" calcext:value-type="float">
            <text:p>8,547</text:p>
          </table:table-cell>
          <table:table-cell office:value-type="float" office:value="-9.255" calcext:value-type="float">
            <text:p>-9,255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string" calcext:value-type="string">
            <text:p>table-medium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8.46154" calcext:value-type="float">
            <text:p>38,46154</text:p>
          </table:table-cell>
          <table:table-cell office:value-type="float" office:value="865.684692" calcext:value-type="float">
            <text:p>865,684692</text:p>
          </table:table-cell>
          <table:table-cell office:value-type="float" office:value="97.41452" calcext:value-type="float">
            <text:p>97,41452</text:p>
          </table:table-cell>
          <table:table-cell office:value-type="float" office:value="8.081" calcext:value-type="float">
            <text:p>8,081</text:p>
          </table:table-cell>
          <table:table-cell office:value-type="float" office:value="7.978" calcext:value-type="float">
            <text:p>7,978</text:p>
          </table:table-cell>
          <table:table-cell office:value-type="float" office:value="-8.735" calcext:value-type="float">
            <text:p>-8,735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string" calcext:value-type="string">
            <text:p>table-medium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3.333336" calcext:value-type="float">
            <text:p>33,333336</text:p>
          </table:table-cell>
          <table:table-cell office:value-type="float" office:value="1581.182129" calcext:value-type="float">
            <text:p>1581,182129</text:p>
          </table:table-cell>
          <table:table-cell office:value-type="float" office:value="96.313133" calcext:value-type="float">
            <text:p>96,313133</text:p>
          </table:table-cell>
          <table:table-cell office:value-type="float" office:value="8.487" calcext:value-type="float">
            <text:p>8,487</text:p>
          </table:table-cell>
          <table:table-cell office:value-type="float" office:value="8.449" calcext:value-type="float">
            <text:p>8,449</text:p>
          </table:table-cell>
          <table:table-cell office:value-type="float" office:value="-9.149" calcext:value-type="float">
            <text:p>-9,149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string" calcext:value-type="string">
            <text:p>table-hard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8.46154" calcext:value-type="float">
            <text:p>38,46154</text:p>
          </table:table-cell>
          <table:table-cell office:value-type="float" office:value="316.411194" calcext:value-type="float">
            <text:p>316,411194</text:p>
          </table:table-cell>
          <table:table-cell office:value-type="float" office:value="96.282043" calcext:value-type="float">
            <text:p>96,282043</text:p>
          </table:table-cell>
          <table:table-cell office:value-type="float" office:value="8.458" calcext:value-type="float">
            <text:p>8,458</text:p>
          </table:table-cell>
          <table:table-cell office:value-type="float" office:value="8.402" calcext:value-type="float">
            <text:p>8,402</text:p>
          </table:table-cell>
          <table:table-cell office:value-type="float" office:value="-9.103" calcext:value-type="float">
            <text:p>-9,103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string" calcext:value-type="string">
            <text:p>table-hard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.692308" calcext:value-type="float">
            <text:p>7,692308</text:p>
          </table:table-cell>
          <table:table-cell office:value-type="float" office:value="11.038528" calcext:value-type="float">
            <text:p>11,038528</text:p>
          </table:table-cell>
          <table:table-cell office:value-type="float" office:value="94.957268" calcext:value-type="float">
            <text:p>94,957268</text:p>
          </table:table-cell>
          <table:table-cell office:value-type="float" office:value="8.023" calcext:value-type="float">
            <text:p>8,023</text:p>
          </table:table-cell>
          <table:table-cell office:value-type="float" office:value="8.001" calcext:value-type="float">
            <text:p>8,001</text:p>
          </table:table-cell>
          <table:table-cell office:value-type="float" office:value="-8.705" calcext:value-type="float">
            <text:p>-8,705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string" calcext:value-type="string">
            <text:p>table-hard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6.153847" calcext:value-type="float">
            <text:p>46,153847</text:p>
          </table:table-cell>
          <table:table-cell office:value-type="float" office:value="1181.255859" calcext:value-type="float">
            <text:p>1181,255859</text:p>
          </table:table-cell>
          <table:table-cell office:value-type="float" office:value="94.487175" calcext:value-type="float">
            <text:p>94,487175</text:p>
          </table:table-cell>
          <table:table-cell office:value-type="float" office:value="8.658" calcext:value-type="float">
            <text:p>8,658</text:p>
          </table:table-cell>
          <table:table-cell office:value-type="float" office:value="8.619" calcext:value-type="float">
            <text:p>8,619</text:p>
          </table:table-cell>
          <table:table-cell office:value-type="float" office:value="-9.352" calcext:value-type="float">
            <text:p>-9,352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string" calcext:value-type="string">
            <text:p>table-hard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.769232" calcext:value-type="float">
            <text:p>30,769232</text:p>
          </table:table-cell>
          <table:table-cell office:value-type="float" office:value="1003.952332" calcext:value-type="float">
            <text:p>1003,952332</text:p>
          </table:table-cell>
          <table:table-cell office:value-type="float" office:value="94.252144" calcext:value-type="float">
            <text:p>94,252144</text:p>
          </table:table-cell>
          <table:table-cell office:value-type="float" office:value="8.523" calcext:value-type="float">
            <text:p>8,523</text:p>
          </table:table-cell>
          <table:table-cell office:value-type="float" office:value="8.498" calcext:value-type="float">
            <text:p>8,498</text:p>
          </table:table-cell>
          <table:table-cell office:value-type="float" office:value="-9.203" calcext:value-type="float">
            <text:p>-9,203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string" calcext:value-type="string">
            <text:p>table-hard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.076923" calcext:value-type="float">
            <text:p>23,076923</text:p>
          </table:table-cell>
          <table:table-cell office:value-type="float" office:value="7.793399" calcext:value-type="float">
            <text:p>7,793399</text:p>
          </table:table-cell>
          <table:table-cell office:value-type="float" office:value="93.632477" calcext:value-type="float">
            <text:p>93,632477</text:p>
          </table:table-cell>
          <table:table-cell office:value-type="float" office:value="8.043" calcext:value-type="float">
            <text:p>8,043</text:p>
          </table:table-cell>
          <table:table-cell office:value-type="float" office:value="8.011" calcext:value-type="float">
            <text:p>8,011</text:p>
          </table:table-cell>
          <table:table-cell office:value-type="float" office:value="-8.724" calcext:value-type="float">
            <text:p>-8,724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string" calcext:value-type="string">
            <text:p>table-hard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0.769232" calcext:value-type="float">
            <text:p>30,769232</text:p>
          </table:table-cell>
          <table:table-cell office:value-type="float" office:value="215.470657" calcext:value-type="float">
            <text:p>215,470657</text:p>
          </table:table-cell>
          <table:table-cell office:value-type="float" office:value="92.756424" calcext:value-type="float">
            <text:p>92,756424</text:p>
          </table:table-cell>
          <table:table-cell office:value-type="float" office:value="8.223" calcext:value-type="float">
            <text:p>8,223</text:p>
          </table:table-cell>
          <table:table-cell office:value-type="float" office:value="8.198" calcext:value-type="float">
            <text:p>8,198</text:p>
          </table:table-cell>
          <table:table-cell office:value-type="float" office:value="-8.897" calcext:value-type="float">
            <text:p>-8,897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table-hard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68.301514" calcext:value-type="float">
            <text:p>2068,301514</text:p>
          </table:table-cell>
          <table:table-cell office:value-type="float" office:value="85.940178" calcext:value-type="float">
            <text:p>85,940178</text:p>
          </table:table-cell>
          <table:table-cell office:value-type="float" office:value="7.619" calcext:value-type="float">
            <text:p>7,619</text:p>
          </table:table-cell>
          <table:table-cell office:value-type="float" office:value="7.586" calcext:value-type="float">
            <text:p>7,586</text:p>
          </table:table-cell>
          <table:table-cell office:value-type="float" office:value="-8.287" calcext:value-type="float">
            <text:p>-8,287</text:p>
          </table:table-cell>
          <table:table-cell office:value-type="float" office:value="0.026" calcext:value-type="float">
            <text:p>0,026</text:p>
          </table:table-cell>
        </table:table-row>
      </table:table>
      <table:table table:name="config2" table:style-name="ta1">
        <table:table-column table:style-name="co11" table:number-columns-repeated="1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Result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ROIDifference</text:p>
          </table:table-cell>
          <table:table-cell office:value-type="string" calcext:value-type="string">
            <text:p>Straightnes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table-easy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.153847" calcext:value-type="float">
            <text:p>46,153847</text:p>
          </table:table-cell>
          <table:table-cell office:value-type="float" office:value="6.275167" calcext:value-type="float">
            <text:p>6,275167</text:p>
          </table:table-cell>
          <table:table-cell office:value-type="float" office:value="99.358978" calcext:value-type="float">
            <text:p>99,358978</text:p>
          </table:table-cell>
          <table:table-cell office:value-type="float" office:value="7.627" calcext:value-type="float">
            <text:p>7,627</text:p>
          </table:table-cell>
          <table:table-cell office:value-type="float" office:value="7.616" calcext:value-type="float">
            <text:p>7,616</text:p>
          </table:table-cell>
          <table:table-cell office:value-type="float" office:value="-8.185" calcext:value-type="float">
            <text:p>-8,185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string" calcext:value-type="string">
            <text:p>table-easy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46154" calcext:value-type="float">
            <text:p>38,46154</text:p>
          </table:table-cell>
          <table:table-cell office:value-type="float" office:value="199.328934" calcext:value-type="float">
            <text:p>199,328934</text:p>
          </table:table-cell>
          <table:table-cell office:value-type="float" office:value="99.252136" calcext:value-type="float">
            <text:p>99,252136</text:p>
          </table:table-cell>
          <table:table-cell office:value-type="float" office:value="7.439" calcext:value-type="float">
            <text:p>7,439</text:p>
          </table:table-cell>
          <table:table-cell office:value-type="float" office:value="7.426" calcext:value-type="float">
            <text:p>7,426</text:p>
          </table:table-cell>
          <table:table-cell office:value-type="float" office:value="-7.982" calcext:value-type="float">
            <text:p>-7,982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table-easy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3.076923" calcext:value-type="float">
            <text:p>23,076923</text:p>
          </table:table-cell>
          <table:table-cell office:value-type="float" office:value="6.742449" calcext:value-type="float">
            <text:p>6,742449</text:p>
          </table:table-cell>
          <table:table-cell office:value-type="float" office:value="99.038467" calcext:value-type="float">
            <text:p>99,038467</text:p>
          </table:table-cell>
          <table:table-cell office:value-type="float" office:value="9.268" calcext:value-type="float">
            <text:p>9,268</text:p>
          </table:table-cell>
          <table:table-cell office:value-type="float" office:value="9.246" calcext:value-type="float">
            <text:p>9,246</text:p>
          </table:table-cell>
          <table:table-cell office:value-type="float" office:value="-9.848" calcext:value-type="float">
            <text:p>-9,848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table-easy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6.153847" calcext:value-type="float">
            <text:p>46,153847</text:p>
          </table:table-cell>
          <table:table-cell office:value-type="float" office:value="4.057414" calcext:value-type="float">
            <text:p>4,057414</text:p>
          </table:table-cell>
          <table:table-cell office:value-type="float" office:value="98.782051" calcext:value-type="float">
            <text:p>98,782051</text:p>
          </table:table-cell>
          <table:table-cell office:value-type="float" office:value="7.516" calcext:value-type="float">
            <text:p>7,516</text:p>
          </table:table-cell>
          <table:table-cell office:value-type="float" office:value="7.499" calcext:value-type="float">
            <text:p>7,499</text:p>
          </table:table-cell>
          <table:table-cell office:value-type="float" office:value="-8.081" calcext:value-type="float">
            <text:p>-8,081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table-easy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.384616" calcext:value-type="float">
            <text:p>15,384616</text:p>
          </table:table-cell>
          <table:table-cell office:value-type="float" office:value="8.013244" calcext:value-type="float">
            <text:p>8,013244</text:p>
          </table:table-cell>
          <table:table-cell office:value-type="float" office:value="98.653854" calcext:value-type="float">
            <text:p>98,653854</text:p>
          </table:table-cell>
          <table:table-cell office:value-type="float" office:value="7.816" calcext:value-type="float">
            <text:p>7,816</text:p>
          </table:table-cell>
          <table:table-cell office:value-type="float" office:value="7.769" calcext:value-type="float">
            <text:p>7,769</text:p>
          </table:table-cell>
          <table:table-cell office:value-type="float" office:value="-8.398" calcext:value-type="float">
            <text:p>-8,39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table-medium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.384616" calcext:value-type="float">
            <text:p>15,384616</text:p>
          </table:table-cell>
          <table:table-cell office:value-type="float" office:value="11.892627" calcext:value-type="float">
            <text:p>11,892627</text:p>
          </table:table-cell>
          <table:table-cell office:value-type="float" office:value="98.589737" calcext:value-type="float">
            <text:p>98,589737</text:p>
          </table:table-cell>
          <table:table-cell office:value-type="float" office:value="7.897" calcext:value-type="float">
            <text:p>7,897</text:p>
          </table:table-cell>
          <table:table-cell office:value-type="float" office:value="7.888" calcext:value-type="float">
            <text:p>7,888</text:p>
          </table:table-cell>
          <table:table-cell office:value-type="float" office:value="-8.445" calcext:value-type="float">
            <text:p>-8,445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table-medium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0.769232" calcext:value-type="float">
            <text:p>30,769232</text:p>
          </table:table-cell>
          <table:table-cell office:value-type="float" office:value="145.704529" calcext:value-type="float">
            <text:p>145,704529</text:p>
          </table:table-cell>
          <table:table-cell office:value-type="float" office:value="98.482903" calcext:value-type="float">
            <text:p>98,482903</text:p>
          </table:table-cell>
          <table:table-cell office:value-type="float" office:value="7.06" calcext:value-type="float">
            <text:p>7,06</text:p>
          </table:table-cell>
          <table:table-cell office:value-type="float" office:value="7.049" calcext:value-type="float">
            <text:p>7,049</text:p>
          </table:table-cell>
          <table:table-cell office:value-type="float" office:value="-7.605" calcext:value-type="float">
            <text:p>-7,605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table-medium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3.076923" calcext:value-type="float">
            <text:p>23,076923</text:p>
          </table:table-cell>
          <table:table-cell office:value-type="float" office:value="9.976445" calcext:value-type="float">
            <text:p>9,976445</text:p>
          </table:table-cell>
          <table:table-cell office:value-type="float" office:value="98.354698" calcext:value-type="float">
            <text:p>98,354698</text:p>
          </table:table-cell>
          <table:table-cell office:value-type="float" office:value="7.812" calcext:value-type="float">
            <text:p>7,812</text:p>
          </table:table-cell>
          <table:table-cell office:value-type="float" office:value="7.783" calcext:value-type="float">
            <text:p>7,783</text:p>
          </table:table-cell>
          <table:table-cell office:value-type="float" office:value="-8.347" calcext:value-type="float">
            <text:p>-8,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e-medium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3.076923" calcext:value-type="float">
            <text:p>23,076923</text:p>
          </table:table-cell>
          <table:table-cell office:value-type="float" office:value="10.979189" calcext:value-type="float">
            <text:p>10,979189</text:p>
          </table:table-cell>
          <table:table-cell office:value-type="float" office:value="98.290596" calcext:value-type="float">
            <text:p>98,290596</text:p>
          </table:table-cell>
          <table:table-cell office:value-type="float" office:value="7.422" calcext:value-type="float">
            <text:p>7,422</text:p>
          </table:table-cell>
          <table:table-cell office:value-type="float" office:value="7.403" calcext:value-type="float">
            <text:p>7,403</text:p>
          </table:table-cell>
          <table:table-cell office:value-type="float" office:value="-7.969" calcext:value-type="float">
            <text:p>-7,969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table-easy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0.769232" calcext:value-type="float">
            <text:p>30,769232</text:p>
          </table:table-cell>
          <table:table-cell office:value-type="float" office:value="6.504382" calcext:value-type="float">
            <text:p>6,504382</text:p>
          </table:table-cell>
          <table:table-cell office:value-type="float" office:value="98.115478" calcext:value-type="float">
            <text:p>98,115478</text:p>
          </table:table-cell>
          <table:table-cell office:value-type="float" office:value="7.934" calcext:value-type="float">
            <text:p>7,934</text:p>
          </table:table-cell>
          <table:table-cell office:value-type="float" office:value="7.925" calcext:value-type="float">
            <text:p>7,925</text:p>
          </table:table-cell>
          <table:table-cell office:value-type="float" office:value="-8.497" calcext:value-type="float">
            <text:p>-8,497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table-medium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3.846157" calcext:value-type="float">
            <text:p>53,846157</text:p>
          </table:table-cell>
          <table:table-cell office:value-type="float" office:value="10.254272" calcext:value-type="float">
            <text:p>10,254272</text:p>
          </table:table-cell>
          <table:table-cell office:value-type="float" office:value="98.07692" calcext:value-type="float">
            <text:p>98,07692</text:p>
          </table:table-cell>
          <table:table-cell office:value-type="float" office:value="6.966" calcext:value-type="float">
            <text:p>6,966</text:p>
          </table:table-cell>
          <table:table-cell office:value-type="float" office:value="6.953" calcext:value-type="float">
            <text:p>6,953</text:p>
          </table:table-cell>
          <table:table-cell office:value-type="float" office:value="-7.509" calcext:value-type="float">
            <text:p>-7,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e-medium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3.076923" calcext:value-type="float">
            <text:p>23,076923</text:p>
          </table:table-cell>
          <table:table-cell office:value-type="float" office:value="8.735692" calcext:value-type="float">
            <text:p>8,735692</text:p>
          </table:table-cell>
          <table:table-cell office:value-type="float" office:value="97.991463" calcext:value-type="float">
            <text:p>97,991463</text:p>
          </table:table-cell>
          <table:table-cell office:value-type="float" office:value="7.79" calcext:value-type="float">
            <text:p>7,79</text:p>
          </table:table-cell>
          <table:table-cell office:value-type="float" office:value="7.771" calcext:value-type="float">
            <text:p>7,771</text:p>
          </table:table-cell>
          <table:table-cell office:value-type="float" office:value="-8.345" calcext:value-type="float">
            <text:p>-8,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e-medium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.384616" calcext:value-type="float">
            <text:p>15,384616</text:p>
          </table:table-cell>
          <table:table-cell office:value-type="float" office:value="197.964539" calcext:value-type="float">
            <text:p>197,964539</text:p>
          </table:table-cell>
          <table:table-cell office:value-type="float" office:value="97.41452" calcext:value-type="float">
            <text:p>97,41452</text:p>
          </table:table-cell>
          <table:table-cell office:value-type="float" office:value="6.492" calcext:value-type="float">
            <text:p>6,492</text:p>
          </table:table-cell>
          <table:table-cell office:value-type="float" office:value="6.484" calcext:value-type="float">
            <text:p>6,484</text:p>
          </table:table-cell>
          <table:table-cell office:value-type="float" office:value="-7.057" calcext:value-type="float">
            <text:p>-7,057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table-medium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.666668" calcext:value-type="float">
            <text:p>16,666668</text:p>
          </table:table-cell>
          <table:table-cell office:value-type="float" office:value="6.602545" calcext:value-type="float">
            <text:p>6,602545</text:p>
          </table:table-cell>
          <table:table-cell office:value-type="float" office:value="96.313133" calcext:value-type="float">
            <text:p>96,313133</text:p>
          </table:table-cell>
          <table:table-cell office:value-type="float" office:value="7.135" calcext:value-type="float">
            <text:p>7,135</text:p>
          </table:table-cell>
          <table:table-cell office:value-type="float" office:value="7.114" calcext:value-type="float">
            <text:p>7,114</text:p>
          </table:table-cell>
          <table:table-cell office:value-type="float" office:value="-7.678" calcext:value-type="float">
            <text:p>-7,678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table-hard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.384616" calcext:value-type="float">
            <text:p>15,384616</text:p>
          </table:table-cell>
          <table:table-cell office:value-type="float" office:value="9.038318" calcext:value-type="float">
            <text:p>9,038318</text:p>
          </table:table-cell>
          <table:table-cell office:value-type="float" office:value="96.282043" calcext:value-type="float">
            <text:p>96,282043</text:p>
          </table:table-cell>
          <table:table-cell office:value-type="float" office:value="7.786" calcext:value-type="float">
            <text:p>7,786</text:p>
          </table:table-cell>
          <table:table-cell office:value-type="float" office:value="7.777" calcext:value-type="float">
            <text:p>7,777</text:p>
          </table:table-cell>
          <table:table-cell office:value-type="float" office:value="-8.339" calcext:value-type="float">
            <text:p>-8,339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table-hard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957268" calcext:value-type="float">
            <text:p>94,957268</text:p>
          </table:table-cell>
          <table:table-cell table:number-columns-repeated="2" office:value-type="float" office:value="7.35" calcext:value-type="float">
            <text:p>7,35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table-hard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.384616" calcext:value-type="float">
            <text:p>15,384616</text:p>
          </table:table-cell>
          <table:table-cell office:value-type="float" office:value="6.694512" calcext:value-type="float">
            <text:p>6,694512</text:p>
          </table:table-cell>
          <table:table-cell office:value-type="float" office:value="94.487175" calcext:value-type="float">
            <text:p>94,487175</text:p>
          </table:table-cell>
          <table:table-cell office:value-type="float" office:value="7.066" calcext:value-type="float">
            <text:p>7,066</text:p>
          </table:table-cell>
          <table:table-cell office:value-type="float" office:value="7.059" calcext:value-type="float">
            <text:p>7,059</text:p>
          </table:table-cell>
          <table:table-cell office:value-type="float" office:value="-7.623" calcext:value-type="float">
            <text:p>-7,623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table-hard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.384616" calcext:value-type="float">
            <text:p>15,384616</text:p>
          </table:table-cell>
          <table:table-cell office:value-type="float" office:value="146.923447" calcext:value-type="float">
            <text:p>146,923447</text:p>
          </table:table-cell>
          <table:table-cell office:value-type="float" office:value="94.252144" calcext:value-type="float">
            <text:p>94,252144</text:p>
          </table:table-cell>
          <table:table-cell office:value-type="float" office:value="7.62" calcext:value-type="float">
            <text:p>7,62</text:p>
          </table:table-cell>
          <table:table-cell office:value-type="float" office:value="7.604" calcext:value-type="float">
            <text:p>7,604</text:p>
          </table:table-cell>
          <table:table-cell office:value-type="float" office:value="-8.183" calcext:value-type="float">
            <text:p>-8,183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table-har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632477" calcext:value-type="float">
            <text:p>93,632477</text:p>
          </table:table-cell>
          <table:table-cell table:number-columns-repeated="2" office:value-type="float" office:value="6.911" calcext:value-type="float">
            <text:p>6,91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string" calcext:value-type="string">
            <text:p>table-hard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.692308" calcext:value-type="float">
            <text:p>7,692308</text:p>
          </table:table-cell>
          <table:table-cell office:value-type="float" office:value="5.235611" calcext:value-type="float">
            <text:p>5,235611</text:p>
          </table:table-cell>
          <table:table-cell office:value-type="float" office:value="92.756424" calcext:value-type="float">
            <text:p>92,756424</text:p>
          </table:table-cell>
          <table:table-cell office:value-type="float" office:value="6.422" calcext:value-type="float">
            <text:p>6,422</text:p>
          </table:table-cell>
          <table:table-cell office:value-type="float" office:value="6.416" calcext:value-type="float">
            <text:p>6,416</text:p>
          </table:table-cell>
          <table:table-cell office:value-type="float" office:value="-6.964" calcext:value-type="float">
            <text:p>-6,964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table-hard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940178" calcext:value-type="float">
            <text:p>85,940178</text:p>
          </table:table-cell>
          <table:table-cell table:number-columns-repeated="2" office:value-type="float" office:value="6.018" calcext:value-type="float">
            <text:p>6,01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</table:table-row>
      </table:table>
      <table:table table:name="config3" table:style-name="ta1">
        <table:table-column table:style-name="co11" table:number-columns-repeated="1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Result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ROIDifference</text:p>
          </table:table-cell>
          <table:table-cell office:value-type="string" calcext:value-type="string">
            <text:p>Straightnes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table-easy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3.076923" calcext:value-type="float">
            <text:p>23,076923</text:p>
          </table:table-cell>
          <table:table-cell office:value-type="float" office:value="3.427051" calcext:value-type="float">
            <text:p>3,427051</text:p>
          </table:table-cell>
          <table:table-cell office:value-type="float" office:value="99.358978" calcext:value-type="float">
            <text:p>99,358978</text:p>
          </table:table-cell>
          <table:table-cell office:value-type="float" office:value="3.15" calcext:value-type="float">
            <text:p>3,15</text:p>
          </table:table-cell>
          <table:table-cell office:value-type="float" office:value="3.142" calcext:value-type="float">
            <text:p>3,142</text:p>
          </table:table-cell>
          <table:table-cell office:value-type="float" office:value="-3.774" calcext:value-type="float">
            <text:p>-3,774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table-easy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0.769232" calcext:value-type="float">
            <text:p>30,769232</text:p>
          </table:table-cell>
          <table:table-cell office:value-type="float" office:value="199.014816" calcext:value-type="float">
            <text:p>199,014816</text:p>
          </table:table-cell>
          <table:table-cell office:value-type="float" office:value="99.252136" calcext:value-type="float">
            <text:p>99,252136</text:p>
          </table:table-cell>
          <table:table-cell office:value-type="float" office:value="2.97" calcext:value-type="float">
            <text:p>2,97</text:p>
          </table:table-cell>
          <table:table-cell office:value-type="float" office:value="2.949" calcext:value-type="float">
            <text:p>2,949</text:p>
          </table:table-cell>
          <table:table-cell office:value-type="float" office:value="-3.561" calcext:value-type="float">
            <text:p>-3,561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table-easy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.076923" calcext:value-type="float">
            <text:p>23,076923</text:p>
          </table:table-cell>
          <table:table-cell office:value-type="float" office:value="142.666397" calcext:value-type="float">
            <text:p>142,666397</text:p>
          </table:table-cell>
          <table:table-cell office:value-type="float" office:value="99.038467" calcext:value-type="float">
            <text:p>99,038467</text:p>
          </table:table-cell>
          <table:table-cell office:value-type="float" office:value="3.237" calcext:value-type="float">
            <text:p>3,237</text:p>
          </table:table-cell>
          <table:table-cell office:value-type="float" office:value="3.205" calcext:value-type="float">
            <text:p>3,205</text:p>
          </table:table-cell>
          <table:table-cell office:value-type="float" office:value="-3.83" calcext:value-type="float">
            <text:p>-3,83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table-easy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6.153847" calcext:value-type="float">
            <text:p>46,153847</text:p>
          </table:table-cell>
          <table:table-cell office:value-type="float" office:value="4.812144" calcext:value-type="float">
            <text:p>4,812144</text:p>
          </table:table-cell>
          <table:table-cell office:value-type="float" office:value="98.782051" calcext:value-type="float">
            <text:p>98,782051</text:p>
          </table:table-cell>
          <table:table-cell office:value-type="float" office:value="3.377" calcext:value-type="float">
            <text:p>3,377</text:p>
          </table:table-cell>
          <table:table-cell office:value-type="float" office:value="3.356" calcext:value-type="float">
            <text:p>3,356</text:p>
          </table:table-cell>
          <table:table-cell office:value-type="float" office:value="-3.994" calcext:value-type="float">
            <text:p>-3,99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string" calcext:value-type="string">
            <text:p>table-easy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8.46154" calcext:value-type="float">
            <text:p>38,46154</text:p>
          </table:table-cell>
          <table:table-cell office:value-type="float" office:value="6.558574" calcext:value-type="float">
            <text:p>6,558574</text:p>
          </table:table-cell>
          <table:table-cell office:value-type="float" office:value="98.653854" calcext:value-type="float">
            <text:p>98,653854</text:p>
          </table:table-cell>
          <table:table-cell office:value-type="float" office:value="3.342" calcext:value-type="float">
            <text:p>3,342</text:p>
          </table:table-cell>
          <table:table-cell office:value-type="float" office:value="3.324" calcext:value-type="float">
            <text:p>3,324</text:p>
          </table:table-cell>
          <table:table-cell office:value-type="float" office:value="-3.963" calcext:value-type="float">
            <text:p>-3,963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table-medium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.692308" calcext:value-type="float">
            <text:p>7,692308</text:p>
          </table:table-cell>
          <table:table-cell office:value-type="float" office:value="9.277369" calcext:value-type="float">
            <text:p>9,277369</text:p>
          </table:table-cell>
          <table:table-cell office:value-type="float" office:value="98.589737" calcext:value-type="float">
            <text:p>98,589737</text:p>
          </table:table-cell>
          <table:table-cell office:value-type="float" office:value="2.974" calcext:value-type="float">
            <text:p>2,974</text:p>
          </table:table-cell>
          <table:table-cell office:value-type="float" office:value="2.965" calcext:value-type="float">
            <text:p>2,965</text:p>
          </table:table-cell>
          <table:table-cell office:value-type="float" office:value="-3.599" calcext:value-type="float">
            <text:p>-3,599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table-medium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.384616" calcext:value-type="float">
            <text:p>15,384616</text:p>
          </table:table-cell>
          <table:table-cell office:value-type="float" office:value="568.114685" calcext:value-type="float">
            <text:p>568,114685</text:p>
          </table:table-cell>
          <table:table-cell office:value-type="float" office:value="98.482903" calcext:value-type="float">
            <text:p>98,482903</text:p>
          </table:table-cell>
          <table:table-cell office:value-type="float" office:value="3.295" calcext:value-type="float">
            <text:p>3,295</text:p>
          </table:table-cell>
          <table:table-cell office:value-type="float" office:value="3.28" calcext:value-type="float">
            <text:p>3,28</text:p>
          </table:table-cell>
          <table:table-cell office:value-type="float" office:value="-3.916" calcext:value-type="float">
            <text:p>-3,91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string" calcext:value-type="string">
            <text:p>table-medium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54698" calcext:value-type="float">
            <text:p>98,354698</text:p>
          </table:table-cell>
          <table:table-cell office:value-type="float" office:value="3.043" calcext:value-type="float">
            <text:p>3,043</text:p>
          </table:table-cell>
          <table:table-cell office:value-type="float" office:value="3.029" calcext:value-type="float">
            <text:p>3,029</text:p>
          </table:table-cell>
          <table:table-cell office:value-type="float" office:value="-3.668" calcext:value-type="float">
            <text:p>-3,668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string" calcext:value-type="string">
            <text:p>table-medium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.076923" calcext:value-type="float">
            <text:p>23,076923</text:p>
          </table:table-cell>
          <table:table-cell office:value-type="float" office:value="11.660707" calcext:value-type="float">
            <text:p>11,660707</text:p>
          </table:table-cell>
          <table:table-cell office:value-type="float" office:value="98.290596" calcext:value-type="float">
            <text:p>98,290596</text:p>
          </table:table-cell>
          <table:table-cell office:value-type="float" office:value="3.378" calcext:value-type="float">
            <text:p>3,378</text:p>
          </table:table-cell>
          <table:table-cell office:value-type="float" office:value="3.344" calcext:value-type="float">
            <text:p>3,344</text:p>
          </table:table-cell>
          <table:table-cell office:value-type="float" office:value="-3.991" calcext:value-type="float">
            <text:p>-3,991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table-easy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.153847" calcext:value-type="float">
            <text:p>46,153847</text:p>
          </table:table-cell>
          <table:table-cell office:value-type="float" office:value="135.186264" calcext:value-type="float">
            <text:p>135,186264</text:p>
          </table:table-cell>
          <table:table-cell office:value-type="float" office:value="98.115478" calcext:value-type="float">
            <text:p>98,115478</text:p>
          </table:table-cell>
          <table:table-cell office:value-type="float" office:value="2.99" calcext:value-type="float">
            <text:p>2,99</text:p>
          </table:table-cell>
          <table:table-cell office:value-type="float" office:value="2.972" calcext:value-type="float">
            <text:p>2,972</text:p>
          </table:table-cell>
          <table:table-cell office:value-type="float" office:value="-3.599" calcext:value-type="float">
            <text:p>-3,599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table-medium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3.846157" calcext:value-type="float">
            <text:p>53,846157</text:p>
          </table:table-cell>
          <table:table-cell office:value-type="float" office:value="149.194778" calcext:value-type="float">
            <text:p>149,194778</text:p>
          </table:table-cell>
          <table:table-cell office:value-type="float" office:value="98.07692" calcext:value-type="float">
            <text:p>98,07692</text:p>
          </table:table-cell>
          <table:table-cell office:value-type="float" office:value="3.18" calcext:value-type="float">
            <text:p>3,18</text:p>
          </table:table-cell>
          <table:table-cell office:value-type="float" office:value="3.167" calcext:value-type="float">
            <text:p>3,167</text:p>
          </table:table-cell>
          <table:table-cell office:value-type="float" office:value="-3.786" calcext:value-type="float">
            <text:p>-3,786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table-medium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.384616" calcext:value-type="float">
            <text:p>15,384616</text:p>
          </table:table-cell>
          <table:table-cell office:value-type="float" office:value="142.797852" calcext:value-type="float">
            <text:p>142,797852</text:p>
          </table:table-cell>
          <table:table-cell office:value-type="float" office:value="97.991463" calcext:value-type="float">
            <text:p>97,991463</text:p>
          </table:table-cell>
          <table:table-cell office:value-type="float" office:value="2.911" calcext:value-type="float">
            <text:p>2,911</text:p>
          </table:table-cell>
          <table:table-cell office:value-type="float" office:value="2.904" calcext:value-type="float">
            <text:p>2,904</text:p>
          </table:table-cell>
          <table:table-cell office:value-type="float" office:value="-3.519" calcext:value-type="float">
            <text:p>-3,519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table-medium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0.769232" calcext:value-type="float">
            <text:p>30,769232</text:p>
          </table:table-cell>
          <table:table-cell office:value-type="float" office:value="197.994019" calcext:value-type="float">
            <text:p>197,994019</text:p>
          </table:table-cell>
          <table:table-cell office:value-type="float" office:value="97.41452" calcext:value-type="float">
            <text:p>97,41452</text:p>
          </table:table-cell>
          <table:table-cell office:value-type="float" office:value="3.292" calcext:value-type="float">
            <text:p>3,292</text:p>
          </table:table-cell>
          <table:table-cell office:value-type="float" office:value="3.272" calcext:value-type="float">
            <text:p>3,272</text:p>
          </table:table-cell>
          <table:table-cell office:value-type="float" office:value="-3.905" calcext:value-type="float">
            <text:p>-3,905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table-medium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.063958" calcext:value-type="float">
            <text:p>3,063958</text:p>
          </table:table-cell>
          <table:table-cell office:value-type="float" office:value="96.313133" calcext:value-type="float">
            <text:p>96,313133</text:p>
          </table:table-cell>
          <table:table-cell office:value-type="float" office:value="3.087" calcext:value-type="float">
            <text:p>3,087</text:p>
          </table:table-cell>
          <table:table-cell office:value-type="float" office:value="3.071" calcext:value-type="float">
            <text:p>3,071</text:p>
          </table:table-cell>
          <table:table-cell office:value-type="float" office:value="-3.723" calcext:value-type="float">
            <text:p>-3,723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table-hard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.692308" calcext:value-type="float">
            <text:p>7,692308</text:p>
          </table:table-cell>
          <table:table-cell office:value-type="float" office:value="5.441881" calcext:value-type="float">
            <text:p>5,441881</text:p>
          </table:table-cell>
          <table:table-cell office:value-type="float" office:value="96.282043" calcext:value-type="float">
            <text:p>96,282043</text:p>
          </table:table-cell>
          <table:table-cell office:value-type="float" office:value="2.808" calcext:value-type="float">
            <text:p>2,808</text:p>
          </table:table-cell>
          <table:table-cell office:value-type="float" office:value="2.801" calcext:value-type="float">
            <text:p>2,801</text:p>
          </table:table-cell>
          <table:table-cell office:value-type="float" office:value="-3.423" calcext:value-type="float">
            <text:p>-3,423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table-hard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957268" calcext:value-type="float">
            <text:p>94,957268</text:p>
          </table:table-cell>
          <table:table-cell office:value-type="float" office:value="2.332" calcext:value-type="float">
            <text:p>2,332</text:p>
          </table:table-cell>
          <table:table-cell office:value-type="float" office:value="2.323" calcext:value-type="float">
            <text:p>2,323</text:p>
          </table:table-cell>
          <table:table-cell office:value-type="float" office:value="-2.976" calcext:value-type="float">
            <text:p>-2,976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table-hard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.384616" calcext:value-type="float">
            <text:p>15,384616</text:p>
          </table:table-cell>
          <table:table-cell office:value-type="float" office:value="9.480189" calcext:value-type="float">
            <text:p>9,480189</text:p>
          </table:table-cell>
          <table:table-cell office:value-type="float" office:value="94.487175" calcext:value-type="float">
            <text:p>94,487175</text:p>
          </table:table-cell>
          <table:table-cell office:value-type="float" office:value="2.957" calcext:value-type="float">
            <text:p>2,957</text:p>
          </table:table-cell>
          <table:table-cell office:value-type="float" office:value="2.95" calcext:value-type="float">
            <text:p>2,95</text:p>
          </table:table-cell>
          <table:table-cell office:value-type="float" office:value="-3.58" calcext:value-type="float">
            <text:p>-3,58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table-hard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0.769232" calcext:value-type="float">
            <text:p>30,769232</text:p>
          </table:table-cell>
          <table:table-cell office:value-type="float" office:value="147.28331" calcext:value-type="float">
            <text:p>147,28331</text:p>
          </table:table-cell>
          <table:table-cell office:value-type="float" office:value="94.252144" calcext:value-type="float">
            <text:p>94,252144</text:p>
          </table:table-cell>
          <table:table-cell office:value-type="float" office:value="2.696" calcext:value-type="float">
            <text:p>2,696</text:p>
          </table:table-cell>
          <table:table-cell office:value-type="float" office:value="2.686" calcext:value-type="float">
            <text:p>2,686</text:p>
          </table:table-cell>
          <table:table-cell office:value-type="float" office:value="-3.321" calcext:value-type="float">
            <text:p>-3,321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table-har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632477" calcext:value-type="float">
            <text:p>93,632477</text:p>
          </table:table-cell>
          <table:table-cell table:number-columns-repeated="2" office:value-type="float" office:value="2.176" calcext:value-type="float">
            <text:p>2,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e-hard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56424" calcext:value-type="float">
            <text:p>92,756424</text:p>
          </table:table-cell>
          <table:table-cell office:value-type="float" office:value="2.71" calcext:value-type="float">
            <text:p>2,71</text:p>
          </table:table-cell>
          <table:table-cell office:value-type="float" office:value="2.702" calcext:value-type="float">
            <text:p>2,702</text:p>
          </table:table-cell>
          <table:table-cell office:value-type="float" office:value="-3.346" calcext:value-type="float">
            <text:p>-3,346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table-hard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940178" calcext:value-type="float">
            <text:p>85,940178</text:p>
          </table:table-cell>
          <table:table-cell table:number-columns-repeated="2" office:value-type="float" office:value="2.232" calcext:value-type="float">
            <text:p>2,23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Mesures finales" table:style-name="ta1">
        <table:shapes>
          <draw:frame draw:z-index="0" draw:style-name="gr1" draw:text-style-name="P1" svg:width="15.999cm" svg:height="8.999cm" svg:x="0.885cm" svg:y="20.426cm">
            <draw:object draw:notify-on-update-of-ranges="'Mesures finales'.A2:'Mesures finales'.A2 'Mesures finales'.A2:'Mesures finales'.A23 'Mesures finales'.B2:'Mesures finales'.B2 'Mesures finales'.B2:'Mesures finales'.B23 'Mesures finales'.C2:'Mesures finales'.C2 'Mesures finales'.C2:'Mesures finales'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.057cm" svg:y="11.147cm">
            <draw:object draw:notify-on-update-of-ranges="'Mesures finales'.A2:'Mesures finales'.A2 'Mesures finales'.D2:'Mesures finales'.D23 'Mesures finales'.B2:'Mesures finales'.B2 'Mesures finales'.E2:'Mesures finales'.E23 'Mesures finales'.C2:'Mesures finales'.C2 'Mesures finales'.F2:'Mesures finales'.F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765cm" svg:y="29.712cm">
            <draw:object draw:notify-on-update-of-ranges="'Mesures finales'.A2:'Mesures finales'.A2 'Mesures finales'.G2:'Mesures finales'.G23 'Mesures finales'.B2:'Mesures finales'.B2 'Mesures finales'.H2:'Mesures finales'.H23 'Mesures finales'.C2:'Mesures finales'.C2 'Mesures finales'.I2:'Mesures finales'.I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11" table:number-columns-repeated="6" table:default-cell-style-name="ce2"/>
        <table:table-row table:style-name="ro1">
          <table:table-cell table:style-name="ce1" office:value-type="string" calcext:value-type="string" table:number-columns-spanned="3" table:number-rows-spanned="1">
            <text:p>nb de matche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urcentage par config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distance moyenne par config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Config 1</text:p>
          </table:table-cell>
          <table:table-cell office:value-type="string" calcext:value-type="string">
            <text:p>Config 2</text:p>
          </table:table-cell>
          <table:table-cell office:value-type="string" calcext:value-type="string">
            <text:p>Config 3</text:p>
          </table:table-cell>
          <table:table-cell table:style-name="Default" office:value-type="string" calcext:value-type="string">
            <text:p>Config 1</text:p>
          </table:table-cell>
          <table:table-cell table:style-name="Default" office:value-type="string" calcext:value-type="string">
            <text:p>Config 2</text:p>
          </table:table-cell>
          <table:table-cell table:style-name="Default" office:value-type="string" calcext:value-type="string">
            <text:p>Config 3</text:p>
          </table:table-cell>
          <table:table-cell table:style-name="Default" office:value-type="string" calcext:value-type="string">
            <text:p>Config 1</text:p>
          </table:table-cell>
          <table:table-cell table:style-name="Default" office:value-type="string" calcext:value-type="string">
            <text:p>Config 2</text:p>
          </table:table-cell>
          <table:table-cell table:style-name="Default" office:value-type="string" calcext:value-type="string">
            <text:p>Config 3</text:p>
          </table:table-cell>
        </table:table-row>
        <table:table-row table:style-name="ro1">
          <table:table-cell table:style-name="ce2" table:formula="of:=[$config1.E2]" office:value-type="float" office:value="15" calcext:value-type="float">
            <text:p>15</text:p>
          </table:table-cell>
          <table:table-cell table:style-name="ce2" table:formula="of:=[$config2.E2]" office:value-type="float" office:value="6" calcext:value-type="float">
            <text:p>6</text:p>
          </table:table-cell>
          <table:table-cell table:style-name="ce2" table:formula="of:=[$config3.E2]" office:value-type="float" office:value="3" calcext:value-type="float">
            <text:p>3</text:p>
          </table:table-cell>
          <table:table-cell table:formula="of:=[$config1.$F2]" office:value-type="float" office:value="46.153847" calcext:value-type="float">
            <text:p>46,153847</text:p>
          </table:table-cell>
          <table:table-cell table:formula="of:=[$config2.$F2]" office:value-type="float" office:value="46.153847" calcext:value-type="float">
            <text:p>46,153847</text:p>
          </table:table-cell>
          <table:table-cell table:formula="of:=[$config3.$F2]" office:value-type="float" office:value="23.076923" calcext:value-type="float">
            <text:p>23,076923</text:p>
          </table:table-cell>
          <table:table-cell table:formula="of:=[$config1.$G2]/[$config1.$E2]" office:value-type="float" office:value="29.9955281333333" calcext:value-type="float">
            <text:p>29,9955281333333</text:p>
          </table:table-cell>
          <table:table-cell table:formula="of:=[$config2.$G2]/[$config2.$E2]" office:value-type="float" office:value="1.04586116666667" calcext:value-type="float">
            <text:p>1,04586116666667</text:p>
          </table:table-cell>
          <table:table-cell table:formula="of:=[$config3.$G2]/[$config3.$E2]" office:value-type="float" office:value="1.14235033333333" calcext:value-type="float">
            <text:p>1,14235033333333</text:p>
          </table:table-cell>
        </table:table-row>
        <table:table-row table:style-name="ro1">
          <table:table-cell table:formula="of:=[$config1.E3]" office:value-type="float" office:value="24" calcext:value-type="float">
            <text:p>24</text:p>
          </table:table-cell>
          <table:table-cell table:formula="of:=[$config2.E3]" office:value-type="float" office:value="5" calcext:value-type="float">
            <text:p>5</text:p>
          </table:table-cell>
          <table:table-cell table:formula="of:=[$config3.E3]" office:value-type="float" office:value="5" calcext:value-type="float">
            <text:p>5</text:p>
          </table:table-cell>
          <table:table-cell table:formula="of:=[$config1.$F3]" office:value-type="float" office:value="53.846157" calcext:value-type="float">
            <text:p>53,846157</text:p>
          </table:table-cell>
          <table:table-cell table:formula="of:=[$config2.$F3]" office:value-type="float" office:value="38.46154" calcext:value-type="float">
            <text:p>38,46154</text:p>
          </table:table-cell>
          <table:table-cell table:formula="of:=[$config3.$F3]" office:value-type="float" office:value="30.769232" calcext:value-type="float">
            <text:p>30,769232</text:p>
          </table:table-cell>
          <table:table-cell table:formula="of:=[$config1.$G3]/[$config1.$E3]" office:value-type="float" office:value="8.32507325" calcext:value-type="float">
            <text:p>8,32507325</text:p>
          </table:table-cell>
          <table:table-cell table:formula="of:=[$config2.$G3]/[$config2.$E3]" office:value-type="float" office:value="39.8657868" calcext:value-type="float">
            <text:p>39,8657868</text:p>
          </table:table-cell>
          <table:table-cell table:formula="of:=[$config3.$G3]/[$config3.$E3]" office:value-type="float" office:value="39.8029632" calcext:value-type="float">
            <text:p>39,8029632</text:p>
          </table:table-cell>
        </table:table-row>
        <table:table-row table:style-name="ro1">
          <table:table-cell table:formula="of:=[$config1.E4]" office:value-type="float" office:value="21" calcext:value-type="float">
            <text:p>21</text:p>
          </table:table-cell>
          <table:table-cell table:formula="of:=[$config2.E4]" office:value-type="float" office:value="3" calcext:value-type="float">
            <text:p>3</text:p>
          </table:table-cell>
          <table:table-cell table:formula="of:=[$config3.E4]" office:value-type="float" office:value="5" calcext:value-type="float">
            <text:p>5</text:p>
          </table:table-cell>
          <table:table-cell table:formula="of:=[$config1.$F4]" office:value-type="float" office:value="23.076923" calcext:value-type="float">
            <text:p>23,076923</text:p>
          </table:table-cell>
          <table:table-cell table:formula="of:=[$config2.$F4]" office:value-type="float" office:value="23.076923" calcext:value-type="float">
            <text:p>23,076923</text:p>
          </table:table-cell>
          <table:table-cell table:formula="of:=[$config3.$F4]" office:value-type="float" office:value="23.076923" calcext:value-type="float">
            <text:p>23,076923</text:p>
          </table:table-cell>
          <table:table-cell table:formula="of:=[$config1.$G4]/[$config1.$E4]" office:value-type="float" office:value="7.03203257142857" calcext:value-type="float">
            <text:p>7,03203257142857</text:p>
          </table:table-cell>
          <table:table-cell table:formula="of:=[$config2.$G4]/[$config2.$E4]" office:value-type="float" office:value="2.247483" calcext:value-type="float">
            <text:p>2,247483</text:p>
          </table:table-cell>
          <table:table-cell table:formula="of:=[$config3.$G4]/[$config3.$E4]" office:value-type="float" office:value="28.5332794" calcext:value-type="float">
            <text:p>28,5332794</text:p>
          </table:table-cell>
        </table:table-row>
        <table:table-row table:style-name="ro1">
          <table:table-cell table:formula="of:=[$config1.E5]" office:value-type="float" office:value="22" calcext:value-type="float">
            <text:p>22</text:p>
          </table:table-cell>
          <table:table-cell table:formula="of:=[$config2.E5]" office:value-type="float" office:value="7" calcext:value-type="float">
            <text:p>7</text:p>
          </table:table-cell>
          <table:table-cell table:formula="of:=[$config3.E5]" office:value-type="float" office:value="9" calcext:value-type="float">
            <text:p>9</text:p>
          </table:table-cell>
          <table:table-cell table:formula="of:=[$config1.$F5]" office:value-type="float" office:value="61.538464" calcext:value-type="float">
            <text:p>61,538464</text:p>
          </table:table-cell>
          <table:table-cell table:formula="of:=[$config2.$F5]" office:value-type="float" office:value="46.153847" calcext:value-type="float">
            <text:p>46,153847</text:p>
          </table:table-cell>
          <table:table-cell table:formula="of:=[$config3.$F5]" office:value-type="float" office:value="46.153847" calcext:value-type="float">
            <text:p>46,153847</text:p>
          </table:table-cell>
          <table:table-cell table:formula="of:=[$config1.$G5]/[$config1.$E5]" office:value-type="float" office:value="47.9604769545455" calcext:value-type="float">
            <text:p>47,9604769545455</text:p>
          </table:table-cell>
          <table:table-cell table:formula="of:=[$config2.$G5]/[$config2.$E5]" office:value-type="float" office:value="0.579630571428571" calcext:value-type="float">
            <text:p>0,579630571428571</text:p>
          </table:table-cell>
          <table:table-cell table:formula="of:=[$config3.$G5]/[$config3.$E5]" office:value-type="float" office:value="0.534682666666667" calcext:value-type="float">
            <text:p>0,534682666666667</text:p>
          </table:table-cell>
        </table:table-row>
        <table:table-row table:style-name="ro1">
          <table:table-cell table:formula="of:=[$config1.E6]" office:value-type="float" office:value="21" calcext:value-type="float">
            <text:p>21</text:p>
          </table:table-cell>
          <table:table-cell table:formula="of:=[$config2.E6]" office:value-type="float" office:value="4" calcext:value-type="float">
            <text:p>4</text:p>
          </table:table-cell>
          <table:table-cell table:formula="of:=[$config3.E6]" office:value-type="float" office:value="6" calcext:value-type="float">
            <text:p>6</text:p>
          </table:table-cell>
          <table:table-cell table:formula="of:=[$config1.$F6]" office:value-type="float" office:value="53.846157" calcext:value-type="float">
            <text:p>53,846157</text:p>
          </table:table-cell>
          <table:table-cell table:formula="of:=[$config2.$F6]" office:value-type="float" office:value="15.384616" calcext:value-type="float">
            <text:p>15,384616</text:p>
          </table:table-cell>
          <table:table-cell table:formula="of:=[$config3.$F6]" office:value-type="float" office:value="38.46154" calcext:value-type="float">
            <text:p>38,46154</text:p>
          </table:table-cell>
          <table:table-cell table:formula="of:=[$config1.$G6]/[$config1.$E6]" office:value-type="float" office:value="0.332104238095238" calcext:value-type="float">
            <text:p>0,332104238095238</text:p>
          </table:table-cell>
          <table:table-cell table:formula="of:=[$config2.$G6]/[$config2.$E6]" office:value-type="float" office:value="2.003311" calcext:value-type="float">
            <text:p>2,003311</text:p>
          </table:table-cell>
          <table:table-cell table:formula="of:=[$config3.$G6]/[$config3.$E6]" office:value-type="float" office:value="1.09309566666667" calcext:value-type="float">
            <text:p>1,09309566666667</text:p>
          </table:table-cell>
        </table:table-row>
        <table:table-row table:style-name="ro1">
          <table:table-cell table:formula="of:=[$config1.E7]" office:value-type="float" office:value="11" calcext:value-type="float">
            <text:p>11</text:p>
          </table:table-cell>
          <table:table-cell table:formula="of:=[$config2.E7]" office:value-type="float" office:value="3" calcext:value-type="float">
            <text:p>3</text:p>
          </table:table-cell>
          <table:table-cell table:formula="of:=[$config3.E7]" office:value-type="float" office:value="3" calcext:value-type="float">
            <text:p>3</text:p>
          </table:table-cell>
          <table:table-cell table:formula="of:=[$config1.$F7]" office:value-type="float" office:value="23.076923" calcext:value-type="float">
            <text:p>23,076923</text:p>
          </table:table-cell>
          <table:table-cell table:formula="of:=[$config2.$F7]" office:value-type="float" office:value="15.384616" calcext:value-type="float">
            <text:p>15,384616</text:p>
          </table:table-cell>
          <table:table-cell table:formula="of:=[$config3.$F7]" office:value-type="float" office:value="7.692308" calcext:value-type="float">
            <text:p>7,692308</text:p>
          </table:table-cell>
          <table:table-cell table:formula="of:=[$config1.$G7]/[$config1.$E7]" office:value-type="float" office:value="22.3028425454545" calcext:value-type="float">
            <text:p>22,3028425454545</text:p>
          </table:table-cell>
          <table:table-cell table:formula="of:=[$config2.$G7]/[$config2.$E7]" office:value-type="float" office:value="3.964209" calcext:value-type="float">
            <text:p>3,964209</text:p>
          </table:table-cell>
          <table:table-cell table:formula="of:=[$config3.$G7]/[$config3.$E7]" office:value-type="float" office:value="3.09245633333333" calcext:value-type="float">
            <text:p>3,09245633333333</text:p>
          </table:table-cell>
        </table:table-row>
        <table:table-row table:style-name="ro1">
          <table:table-cell table:formula="of:=[$config1.E8]" office:value-type="float" office:value="14" calcext:value-type="float">
            <text:p>14</text:p>
          </table:table-cell>
          <table:table-cell table:formula="of:=[$config2.E8]" office:value-type="float" office:value="4" calcext:value-type="float">
            <text:p>4</text:p>
          </table:table-cell>
          <table:table-cell table:formula="of:=[$config3.E8]" office:value-type="float" office:value="4" calcext:value-type="float">
            <text:p>4</text:p>
          </table:table-cell>
          <table:table-cell table:formula="of:=[$config1.$F8]" office:value-type="float" office:value="30.769232" calcext:value-type="float">
            <text:p>30,769232</text:p>
          </table:table-cell>
          <table:table-cell table:formula="of:=[$config2.$F8]" office:value-type="float" office:value="30.769232" calcext:value-type="float">
            <text:p>30,769232</text:p>
          </table:table-cell>
          <table:table-cell table:formula="of:=[$config3.$F8]" office:value-type="float" office:value="15.384616" calcext:value-type="float">
            <text:p>15,384616</text:p>
          </table:table-cell>
          <table:table-cell table:formula="of:=[$config1.$G8]/[$config1.$E8]" office:value-type="float" office:value="0.853230928571429" calcext:value-type="float">
            <text:p>0,853230928571429</text:p>
          </table:table-cell>
          <table:table-cell table:formula="of:=[$config2.$G8]/[$config2.$E8]" office:value-type="float" office:value="36.42613225" calcext:value-type="float">
            <text:p>36,42613225</text:p>
          </table:table-cell>
          <table:table-cell table:formula="of:=[$config3.$G8]/[$config3.$E8]" office:value-type="float" office:value="142.02867125" calcext:value-type="float">
            <text:p>142,02867125</text:p>
          </table:table-cell>
        </table:table-row>
        <table:table-row table:style-name="ro1">
          <table:table-cell table:formula="of:=[$config1.E9]" office:value-type="float" office:value="12" calcext:value-type="float">
            <text:p>12</text:p>
          </table:table-cell>
          <table:table-cell table:formula="of:=[$config2.E9]" office:value-type="float" office:value="4" calcext:value-type="float">
            <text:p>4</text:p>
          </table:table-cell>
          <table:table-cell table:formula="of:=[$config3.E9]" office:value-type="float" office:value="1" calcext:value-type="float">
            <text:p>1</text:p>
          </table:table-cell>
          <table:table-cell table:formula="of:=[$config1.$F9]" office:value-type="float" office:value="38.46154" calcext:value-type="float">
            <text:p>38,46154</text:p>
          </table:table-cell>
          <table:table-cell table:formula="of:=[$config2.$F9]" office:value-type="float" office:value="23.076923" calcext:value-type="float">
            <text:p>23,076923</text:p>
          </table:table-cell>
          <table:table-cell table:formula="of:=[$config3.$F9]" office:value-type="float" office:value="0" calcext:value-type="float">
            <text:p>0</text:p>
          </table:table-cell>
          <table:table-cell table:formula="of:=[$config1.$G9]/[$config1.$E9]" office:value-type="float" office:value="217.291992166667" calcext:value-type="float">
            <text:p>217,291992166667</text:p>
          </table:table-cell>
          <table:table-cell table:formula="of:=[$config2.$G9]/[$config2.$E9]" office:value-type="float" office:value="2.49411125" calcext:value-type="float">
            <text:p>2,49411125</text:p>
          </table:table-cell>
          <table:table-cell table:formula="of:=[$config3.$G9]/[$config3.$E9]" office:value-type="float" office:value="0" calcext:value-type="float">
            <text:p>0</text:p>
          </table:table-cell>
        </table:table-row>
        <table:table-row table:style-name="ro1">
          <table:table-cell table:formula="of:=[$config1.E10]" office:value-type="float" office:value="16" calcext:value-type="float">
            <text:p>16</text:p>
          </table:table-cell>
          <table:table-cell table:formula="of:=[$config2.E10]" office:value-type="float" office:value="3" calcext:value-type="float">
            <text:p>3</text:p>
          </table:table-cell>
          <table:table-cell table:formula="of:=[$config3.E10]" office:value-type="float" office:value="5" calcext:value-type="float">
            <text:p>5</text:p>
          </table:table-cell>
          <table:table-cell table:formula="of:=[$config1.$F10]" office:value-type="float" office:value="38.46154" calcext:value-type="float">
            <text:p>38,46154</text:p>
          </table:table-cell>
          <table:table-cell table:formula="of:=[$config2.$F10]" office:value-type="float" office:value="23.076923" calcext:value-type="float">
            <text:p>23,076923</text:p>
          </table:table-cell>
          <table:table-cell table:formula="of:=[$config3.$F10]" office:value-type="float" office:value="23.076923" calcext:value-type="float">
            <text:p>23,076923</text:p>
          </table:table-cell>
          <table:table-cell table:formula="of:=[$config1.$G10]/[$config1.$E10]" office:value-type="float" office:value="0.6590000625" calcext:value-type="float">
            <text:p>0,6590000625</text:p>
          </table:table-cell>
          <table:table-cell table:formula="of:=[$config2.$G10]/[$config2.$E10]" office:value-type="float" office:value="3.65972966666667" calcext:value-type="float">
            <text:p>3,65972966666667</text:p>
          </table:table-cell>
          <table:table-cell table:formula="of:=[$config3.$G10]/[$config3.$E10]" office:value-type="float" office:value="2.3321414" calcext:value-type="float">
            <text:p>2,3321414</text:p>
          </table:table-cell>
        </table:table-row>
        <table:table-row table:style-name="ro1">
          <table:table-cell table:formula="of:=[$config1.E11]" office:value-type="float" office:value="20" calcext:value-type="float">
            <text:p>20</text:p>
          </table:table-cell>
          <table:table-cell table:formula="of:=[$config2.E11]" office:value-type="float" office:value="4" calcext:value-type="float">
            <text:p>4</text:p>
          </table:table-cell>
          <table:table-cell table:formula="of:=[$config3.E11]" office:value-type="float" office:value="6" calcext:value-type="float">
            <text:p>6</text:p>
          </table:table-cell>
          <table:table-cell table:formula="of:=[$config1.$F11]" office:value-type="float" office:value="53.846157" calcext:value-type="float">
            <text:p>53,846157</text:p>
          </table:table-cell>
          <table:table-cell table:formula="of:=[$config2.$F11]" office:value-type="float" office:value="30.769232" calcext:value-type="float">
            <text:p>30,769232</text:p>
          </table:table-cell>
          <table:table-cell table:formula="of:=[$config3.$F11]" office:value-type="float" office:value="46.153847" calcext:value-type="float">
            <text:p>46,153847</text:p>
          </table:table-cell>
          <table:table-cell table:formula="of:=[$config1.$G11]/[$config1.$E11]" office:value-type="float" office:value="102.5477661" calcext:value-type="float">
            <text:p>102,5477661</text:p>
          </table:table-cell>
          <table:table-cell table:formula="of:=[$config2.$G11]/[$config2.$E11]" office:value-type="float" office:value="1.6260955" calcext:value-type="float">
            <text:p>1,6260955</text:p>
          </table:table-cell>
          <table:table-cell table:formula="of:=[$config3.$G11]/[$config3.$E11]" office:value-type="float" office:value="22.531044" calcext:value-type="float">
            <text:p>22,531044</text:p>
          </table:table-cell>
        </table:table-row>
        <table:table-row table:style-name="ro1">
          <table:table-cell table:formula="of:=[$config1.E12]" office:value-type="float" office:value="18" calcext:value-type="float">
            <text:p>18</text:p>
          </table:table-cell>
          <table:table-cell table:formula="of:=[$config2.E12]" office:value-type="float" office:value="7" calcext:value-type="float">
            <text:p>7</text:p>
          </table:table-cell>
          <table:table-cell table:formula="of:=[$config3.E12]" office:value-type="float" office:value="8" calcext:value-type="float">
            <text:p>8</text:p>
          </table:table-cell>
          <table:table-cell table:formula="of:=[$config1.$F12]" office:value-type="float" office:value="61.538464" calcext:value-type="float">
            <text:p>61,538464</text:p>
          </table:table-cell>
          <table:table-cell table:formula="of:=[$config2.$F12]" office:value-type="float" office:value="53.846157" calcext:value-type="float">
            <text:p>53,846157</text:p>
          </table:table-cell>
          <table:table-cell table:formula="of:=[$config3.$F12]" office:value-type="float" office:value="53.846157" calcext:value-type="float">
            <text:p>53,846157</text:p>
          </table:table-cell>
          <table:table-cell table:formula="of:=[$config1.$G12]/[$config1.$E12]" office:value-type="float" office:value="8.28811138888889" calcext:value-type="float">
            <text:p>8,28811138888889</text:p>
          </table:table-cell>
          <table:table-cell table:formula="of:=[$config2.$G12]/[$config2.$E12]" office:value-type="float" office:value="1.464896" calcext:value-type="float">
            <text:p>1,464896</text:p>
          </table:table-cell>
          <table:table-cell table:formula="of:=[$config3.$G12]/[$config3.$E12]" office:value-type="float" office:value="18.64934725" calcext:value-type="float">
            <text:p>18,64934725</text:p>
          </table:table-cell>
        </table:table-row>
        <table:table-row table:style-name="ro1">
          <table:table-cell table:formula="of:=[$config1.E13]" office:value-type="float" office:value="13" calcext:value-type="float">
            <text:p>13</text:p>
          </table:table-cell>
          <table:table-cell table:formula="of:=[$config2.E13]" office:value-type="float" office:value="3" calcext:value-type="float">
            <text:p>3</text:p>
          </table:table-cell>
          <table:table-cell table:formula="of:=[$config3.E13]" office:value-type="float" office:value="2" calcext:value-type="float">
            <text:p>2</text:p>
          </table:table-cell>
          <table:table-cell table:formula="of:=[$config1.$F13]" office:value-type="float" office:value="15.384616" calcext:value-type="float">
            <text:p>15,384616</text:p>
          </table:table-cell>
          <table:table-cell table:formula="of:=[$config2.$F13]" office:value-type="float" office:value="23.076923" calcext:value-type="float">
            <text:p>23,076923</text:p>
          </table:table-cell>
          <table:table-cell table:formula="of:=[$config3.$F13]" office:value-type="float" office:value="15.384616" calcext:value-type="float">
            <text:p>15,384616</text:p>
          </table:table-cell>
          <table:table-cell table:formula="of:=[$config1.$G13]/[$config1.$E13]" office:value-type="float" office:value="0.261645230769231" calcext:value-type="float">
            <text:p>0,261645230769231</text:p>
          </table:table-cell>
          <table:table-cell table:formula="of:=[$config2.$G13]/[$config2.$E13]" office:value-type="float" office:value="2.91189733333333" calcext:value-type="float">
            <text:p>2,91189733333333</text:p>
          </table:table-cell>
          <table:table-cell table:formula="of:=[$config3.$G13]/[$config3.$E13]" office:value-type="float" office:value="71.398926" calcext:value-type="float">
            <text:p>71,398926</text:p>
          </table:table-cell>
        </table:table-row>
        <table:table-row table:style-name="ro1">
          <table:table-cell table:formula="of:=[$config1.E14]" office:value-type="float" office:value="18" calcext:value-type="float">
            <text:p>18</text:p>
          </table:table-cell>
          <table:table-cell table:formula="of:=[$config2.E14]" office:value-type="float" office:value="3" calcext:value-type="float">
            <text:p>3</text:p>
          </table:table-cell>
          <table:table-cell table:formula="of:=[$config3.E14]" office:value-type="float" office:value="5" calcext:value-type="float">
            <text:p>5</text:p>
          </table:table-cell>
          <table:table-cell table:formula="of:=[$config1.$F14]" office:value-type="float" office:value="38.46154" calcext:value-type="float">
            <text:p>38,46154</text:p>
          </table:table-cell>
          <table:table-cell table:formula="of:=[$config2.$F14]" office:value-type="float" office:value="15.384616" calcext:value-type="float">
            <text:p>15,384616</text:p>
          </table:table-cell>
          <table:table-cell table:formula="of:=[$config3.$F14]" office:value-type="float" office:value="30.769232" calcext:value-type="float">
            <text:p>30,769232</text:p>
          </table:table-cell>
          <table:table-cell table:formula="of:=[$config1.$G14]/[$config1.$E14]" office:value-type="float" office:value="48.093594" calcext:value-type="float">
            <text:p>48,093594</text:p>
          </table:table-cell>
          <table:table-cell table:formula="of:=[$config2.$G14]/[$config2.$E14]" office:value-type="float" office:value="65.9881796666667" calcext:value-type="float">
            <text:p>65,9881796666667</text:p>
          </table:table-cell>
          <table:table-cell table:formula="of:=[$config3.$G14]/[$config3.$E14]" office:value-type="float" office:value="39.5988038" calcext:value-type="float">
            <text:p>39,5988038</text:p>
          </table:table-cell>
        </table:table-row>
        <table:table-row table:style-name="ro1">
          <table:table-cell table:formula="of:=[$config1.E15]" office:value-type="float" office:value="14" calcext:value-type="float">
            <text:p>14</text:p>
          </table:table-cell>
          <table:table-cell table:formula="of:=[$config2.E15]" office:value-type="float" office:value="3" calcext:value-type="float">
            <text:p>3</text:p>
          </table:table-cell>
          <table:table-cell table:formula="of:=[$config3.E15]" office:value-type="float" office:value="4" calcext:value-type="float">
            <text:p>4</text:p>
          </table:table-cell>
          <table:table-cell table:formula="of:=[$config1.$F15]" office:value-type="float" office:value="33.333336" calcext:value-type="float">
            <text:p>33,333336</text:p>
          </table:table-cell>
          <table:table-cell table:formula="of:=[$config2.$F15]" office:value-type="float" office:value="16.666668" calcext:value-type="float">
            <text:p>16,666668</text:p>
          </table:table-cell>
          <table:table-cell table:formula="of:=[$config3.$F15]" office:value-type="float" office:value="25" calcext:value-type="float">
            <text:p>25</text:p>
          </table:table-cell>
          <table:table-cell table:formula="of:=[$config1.$G15]/[$config1.$E15]" office:value-type="float" office:value="112.941580642857" calcext:value-type="float">
            <text:p>112,941580642857</text:p>
          </table:table-cell>
          <table:table-cell table:formula="of:=[$config2.$G15]/[$config2.$E15]" office:value-type="float" office:value="2.20084833333333" calcext:value-type="float">
            <text:p>2,20084833333333</text:p>
          </table:table-cell>
          <table:table-cell table:formula="of:=[$config3.$G15]/[$config3.$E15]" office:value-type="float" office:value="0.7659895" calcext:value-type="float">
            <text:p>0,7659895</text:p>
          </table:table-cell>
        </table:table-row>
        <table:table-row table:style-name="ro1">
          <table:table-cell table:formula="of:=[$config1.E16]" office:value-type="float" office:value="15" calcext:value-type="float">
            <text:p>15</text:p>
          </table:table-cell>
          <table:table-cell table:formula="of:=[$config2.E16]" office:value-type="float" office:value="3" calcext:value-type="float">
            <text:p>3</text:p>
          </table:table-cell>
          <table:table-cell table:formula="of:=[$config3.E16]" office:value-type="float" office:value="2" calcext:value-type="float">
            <text:p>2</text:p>
          </table:table-cell>
          <table:table-cell table:formula="of:=[$config1.$F16]" office:value-type="float" office:value="38.46154" calcext:value-type="float">
            <text:p>38,46154</text:p>
          </table:table-cell>
          <table:table-cell table:formula="of:=[$config2.$F16]" office:value-type="float" office:value="15.384616" calcext:value-type="float">
            <text:p>15,384616</text:p>
          </table:table-cell>
          <table:table-cell table:formula="of:=[$config3.$F16]" office:value-type="float" office:value="7.692308" calcext:value-type="float">
            <text:p>7,692308</text:p>
          </table:table-cell>
          <table:table-cell table:formula="of:=[$config1.$G16]/[$config1.$E16]" office:value-type="float" office:value="21.0940796" calcext:value-type="float">
            <text:p>21,0940796</text:p>
          </table:table-cell>
          <table:table-cell table:formula="of:=[$config2.$G16]/[$config2.$E16]" office:value-type="float" office:value="3.01277266666667" calcext:value-type="float">
            <text:p>3,01277266666667</text:p>
          </table:table-cell>
          <table:table-cell table:formula="of:=[$config3.$G16]/[$config3.$E16]" office:value-type="float" office:value="2.7209405" calcext:value-type="float">
            <text:p>2,7209405</text:p>
          </table:table-cell>
        </table:table-row>
        <table:table-row table:style-name="ro1">
          <table:table-cell table:formula="of:=[$config1.E17]" office:value-type="float" office:value="4" calcext:value-type="float">
            <text:p>4</text:p>
          </table:table-cell>
          <table:table-cell table:formula="of:=[$config2.E17]" office:value-type="float" office:value="0" calcext:value-type="float">
            <text:p>0</text:p>
          </table:table-cell>
          <table:table-cell table:formula="of:=[$config3.E17]" office:value-type="float" office:value="1" calcext:value-type="float">
            <text:p>1</text:p>
          </table:table-cell>
          <table:table-cell table:formula="of:=[$config1.$F17]" office:value-type="float" office:value="7.692308" calcext:value-type="float">
            <text:p>7,692308</text:p>
          </table:table-cell>
          <table:table-cell table:formula="of:=[$config2.$F17]" office:value-type="float" office:value="0" calcext:value-type="float">
            <text:p>0</text:p>
          </table:table-cell>
          <table:table-cell table:formula="of:=[$config3.$F17]" office:value-type="float" office:value="0" calcext:value-type="float">
            <text:p>0</text:p>
          </table:table-cell>
          <table:table-cell table:formula="of:=[$config1.$G17]/[$config1.$E17]" office:value-type="float" office:value="2.759632" calcext:value-type="float">
            <text:p>2,759632</text:p>
          </table:table-cell>
          <table:table-cell office:value-type="float" office:value="0" calcext:value-type="float">
            <text:p>0</text:p>
          </table:table-cell>
          <table:table-cell table:formula="of:=[$config3.$G17]/[$config3.$E17]" office:value-type="float" office:value="0" calcext:value-type="float">
            <text:p>0</text:p>
          </table:table-cell>
        </table:table-row>
        <table:table-row table:style-name="ro1">
          <table:table-cell table:formula="of:=[$config1.E18]" office:value-type="float" office:value="15" calcext:value-type="float">
            <text:p>15</text:p>
          </table:table-cell>
          <table:table-cell table:formula="of:=[$config2.E18]" office:value-type="float" office:value="2" calcext:value-type="float">
            <text:p>2</text:p>
          </table:table-cell>
          <table:table-cell table:formula="of:=[$config3.E18]" office:value-type="float" office:value="2" calcext:value-type="float">
            <text:p>2</text:p>
          </table:table-cell>
          <table:table-cell table:formula="of:=[$config1.$F18]" office:value-type="float" office:value="46.153847" calcext:value-type="float">
            <text:p>46,153847</text:p>
          </table:table-cell>
          <table:table-cell table:formula="of:=[$config2.$F18]" office:value-type="float" office:value="15.384616" calcext:value-type="float">
            <text:p>15,384616</text:p>
          </table:table-cell>
          <table:table-cell table:formula="of:=[$config3.$F18]" office:value-type="float" office:value="15.384616" calcext:value-type="float">
            <text:p>15,384616</text:p>
          </table:table-cell>
          <table:table-cell table:formula="of:=[$config1.$G18]/[$config1.$E18]" office:value-type="float" office:value="78.7503906" calcext:value-type="float">
            <text:p>78,7503906</text:p>
          </table:table-cell>
          <table:table-cell table:formula="of:=[$config2.$G18]/[$config2.$E18]" office:value-type="float" office:value="3.347256" calcext:value-type="float">
            <text:p>3,347256</text:p>
          </table:table-cell>
          <table:table-cell table:formula="of:=[$config3.$G18]/[$config3.$E18]" office:value-type="float" office:value="4.7400945" calcext:value-type="float">
            <text:p>4,7400945</text:p>
          </table:table-cell>
        </table:table-row>
        <table:table-row table:style-name="ro1">
          <table:table-cell table:formula="of:=[$config1.E19]" office:value-type="float" office:value="15" calcext:value-type="float">
            <text:p>15</text:p>
          </table:table-cell>
          <table:table-cell table:formula="of:=[$config2.E19]" office:value-type="float" office:value="2" calcext:value-type="float">
            <text:p>2</text:p>
          </table:table-cell>
          <table:table-cell table:formula="of:=[$config3.E19]" office:value-type="float" office:value="4" calcext:value-type="float">
            <text:p>4</text:p>
          </table:table-cell>
          <table:table-cell table:formula="of:=[$config1.$F19]" office:value-type="float" office:value="30.769232" calcext:value-type="float">
            <text:p>30,769232</text:p>
          </table:table-cell>
          <table:table-cell table:formula="of:=[$config2.$F19]" office:value-type="float" office:value="15.384616" calcext:value-type="float">
            <text:p>15,384616</text:p>
          </table:table-cell>
          <table:table-cell table:formula="of:=[$config3.$F19]" office:value-type="float" office:value="30.769232" calcext:value-type="float">
            <text:p>30,769232</text:p>
          </table:table-cell>
          <table:table-cell table:formula="of:=[$config1.$G19]/[$config1.$E19]" office:value-type="float" office:value="66.9301554666667" calcext:value-type="float">
            <text:p>66,9301554666667</text:p>
          </table:table-cell>
          <table:table-cell table:formula="of:=[$config2.$G19]/[$config2.$E19]" office:value-type="float" office:value="73.4617235" calcext:value-type="float">
            <text:p>73,4617235</text:p>
          </table:table-cell>
          <table:table-cell table:formula="of:=[$config3.$G19]/[$config3.$E19]" office:value-type="float" office:value="36.8208275" calcext:value-type="float">
            <text:p>36,8208275</text:p>
          </table:table-cell>
        </table:table-row>
        <table:table-row table:style-name="ro1">
          <table:table-cell table:formula="of:=[$config1.E20]" office:value-type="float" office:value="7" calcext:value-type="float">
            <text:p>7</text:p>
          </table:table-cell>
          <table:table-cell table:formula="of:=[$config2.E20]" office:value-type="float" office:value="0" calcext:value-type="float">
            <text:p>0</text:p>
          </table:table-cell>
          <table:table-cell table:formula="of:=[$config3.E20]" office:value-type="float" office:value="0" calcext:value-type="float">
            <text:p>0</text:p>
          </table:table-cell>
          <table:table-cell table:formula="of:=[$config1.$F20]" office:value-type="float" office:value="23.076923" calcext:value-type="float">
            <text:p>23,076923</text:p>
          </table:table-cell>
          <table:table-cell table:formula="of:=[$config2.$F20]" office:value-type="float" office:value="0" calcext:value-type="float">
            <text:p>0</text:p>
          </table:table-cell>
          <table:table-cell table:formula="of:=[$config3.$F20]" office:value-type="float" office:value="0" calcext:value-type="float">
            <text:p>0</text:p>
          </table:table-cell>
          <table:table-cell table:formula="of:=[$config1.$G20]/[$config1.$E20]" office:value-type="float" office:value="1.11334271428571" calcext:value-type="float">
            <text:p>1,113342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$config1.E21]" office:value-type="float" office:value="7" calcext:value-type="float">
            <text:p>7</text:p>
          </table:table-cell>
          <table:table-cell table:formula="of:=[$config2.E21]" office:value-type="float" office:value="1" calcext:value-type="float">
            <text:p>1</text:p>
          </table:table-cell>
          <table:table-cell table:formula="of:=[$config3.E21]" office:value-type="float" office:value="1" calcext:value-type="float">
            <text:p>1</text:p>
          </table:table-cell>
          <table:table-cell table:formula="of:=[$config1.$F21]" office:value-type="float" office:value="30.769232" calcext:value-type="float">
            <text:p>30,769232</text:p>
          </table:table-cell>
          <table:table-cell table:formula="of:=[$config2.$F21]" office:value-type="float" office:value="7.692308" calcext:value-type="float">
            <text:p>7,692308</text:p>
          </table:table-cell>
          <table:table-cell table:formula="of:=[$config3.$F21]" office:value-type="float" office:value="0" calcext:value-type="float">
            <text:p>0</text:p>
          </table:table-cell>
          <table:table-cell table:formula="of:=[$config1.$G21]/[$config1.$E21]" office:value-type="float" office:value="30.7815224285714" calcext:value-type="float">
            <text:p>30,7815224285714</text:p>
          </table:table-cell>
          <table:table-cell table:formula="of:=[$config2.$G21]/[$config2.$E21]" office:value-type="float" office:value="5.235611" calcext:value-type="float">
            <text:p>5,235611</text:p>
          </table:table-cell>
          <table:table-cell table:formula="of:=[$config3.$G21]/[$config3.$E21]" office:value-type="float" office:value="0" calcext:value-type="float">
            <text:p>0</text:p>
          </table:table-cell>
        </table:table-row>
        <table:table-row table:style-name="ro1">
          <table:table-cell table:formula="of:=[$config1.E22]" office:value-type="float" office:value="5" calcext:value-type="float">
            <text:p>5</text:p>
          </table:table-cell>
          <table:table-cell table:formula="of:=[$config2.E22]" office:value-type="float" office:value="0" calcext:value-type="float">
            <text:p>0</text:p>
          </table:table-cell>
          <table:table-cell table:formula="of:=[$config3.E22]" office:value-type="float" office:value="0" calcext:value-type="float">
            <text:p>0</text:p>
          </table:table-cell>
          <table:table-cell table:formula="of:=[$config1.$F22]" office:value-type="float" office:value="0" calcext:value-type="float">
            <text:p>0</text:p>
          </table:table-cell>
          <table:table-cell table:formula="of:=[$config2.$F22]" office:value-type="float" office:value="0" calcext:value-type="float">
            <text:p>0</text:p>
          </table:table-cell>
          <table:table-cell table:formula="of:=[$config3.$F22]" office:value-type="float" office:value="0" calcext:value-type="float">
            <text:p>0</text:p>
          </table:table-cell>
          <table:table-cell table:formula="of:=[$config1.$G22]/[$config1.$E22]" office:value-type="float" office:value="413.6603028" calcext:value-type="float">
            <text:p>413,6603028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config1.A1:config1.L22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config2.A1:config2.K22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config3.A1:config3.L22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18:47:03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2T19:03:12.506000000</dc:date>
    <meta:editing-duration>PT9M17S</meta:editing-duration>
    <meta:editing-cycles>2</meta:editing-cycles>
    <meta:generator>LibreOffice/7.1.2.2$Windows_X86_64 LibreOffice_project/8a45595d069ef5570103caea1b71cc9d82b2aae4</meta:generator>
    <meta:document-statistic meta:table-count="4" meta:cell-count="993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16cm" svg:y="0.316cm" chart:style-name="ch2">
          <text:p>Nombre de cartes trouvées sur le plateau</text:p>
        </chart:title>
        <chart:legend chart:legend-position="end" svg:x="13.386cm" svg:y="3.703cm" style:legend-expansion="high" chart:style-name="ch3"/>
        <chart:plot-area chart:style-name="ch4" table:cell-range-address="'Mesures finales'.A2:'Mesures finales'.C23" chart:data-source-has-labels="row" svg:x="0.32cm" svg:y="1.275cm" svg:width="12.746cm" svg:height="7.545cm">
          <chart:coordinate-region svg:x="0.941cm" svg:y="1.474cm" svg:width="11.938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sures finales'.A2:'Mesures finales'.A23" chart:label-cell-address="'Mesures finales'.A2:'Mesures finales'.A2" chart:class="chart:line">
            <chart:data-point chart:repeated="22"/>
          </chart:series>
          <chart:series chart:style-name="ch8" chart:values-cell-range-address="'Mesures finales'.B2:'Mesures finales'.B23" chart:label-cell-address="'Mesures finales'.B2:'Mesures finales'.B2" chart:class="chart:line">
            <chart:data-point chart:repeated="22"/>
          </chart:series>
          <chart:series chart:style-name="ch9" chart:values-cell-range-address="'Mesures finales'.C2:'Mesures finales'.C23" chart:label-cell-address="'Mesures finales'.C2:'Mesures finales'.C2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ig 1</text:p>
                <draw:g>
                  <svg:desc>'Mesures finales'.A2:'Mesures finales'.A2</svg:desc>
                </draw:g>
              </table:table-cell>
              <table:table-cell office:value-type="string">
                <text:p>Config 2</text:p>
                <draw:g>
                  <svg:desc>'Mesures finales'.B2:'Mesures finales'.B2</svg:desc>
                </draw:g>
              </table:table-cell>
              <table:table-cell office:value-type="string">
                <text:p>Config 3</text:p>
                <draw:g>
                  <svg:desc>'Mesures finales'.C2:'Mesures finales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sures finales'.A2:'Mesures finales'.A23</svg:desc>
                </draw:g>
              </table:table-cell>
              <table:table-cell office:value-type="float" office:value="NaN">
                <text:p>NaN</text:p>
                <draw:g>
                  <svg:desc>'Mesures finales'.B2:'Mesures finales'.B23</svg:desc>
                </draw:g>
              </table:table-cell>
              <table:table-cell office:value-type="float" office:value="NaN">
                <text:p>NaN</text:p>
                <draw:g>
                  <svg:desc>'Mesures finales'.C2:'Mesures finales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49cm" svg:y="0.316cm" chart:style-name="ch2">
          <text:p>Pourcentage de match par config</text:p>
        </chart:title>
        <chart:legend chart:legend-position="end" svg:x="13.386cm" svg:y="3.703cm" style:legend-expansion="high" chart:style-name="ch3"/>
        <chart:plot-area chart:style-name="ch4" table:cell-range-address="'Mesures finales'.A2:'Mesures finales'.C2 'Mesures finales'.D2:'Mesures finales'.F23" chart:data-source-has-labels="row" svg:x="0.32cm" svg:y="1.275cm" svg:width="12.746cm" svg:height="7.545cm">
          <chart:coordinate-region svg:x="0.941cm" svg:y="1.474cm" svg:width="11.938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sures finales'.D2:'Mesures finales'.D23" chart:label-cell-address="'Mesures finales'.A2:'Mesures finales'.A2" chart:class="chart:line">
            <chart:data-point chart:repeated="22"/>
          </chart:series>
          <chart:series chart:style-name="ch8" chart:values-cell-range-address="'Mesures finales'.E2:'Mesures finales'.E23" chart:label-cell-address="'Mesures finales'.B2:'Mesures finales'.B2" chart:class="chart:line">
            <chart:data-point chart:repeated="22"/>
          </chart:series>
          <chart:series chart:style-name="ch9" chart:values-cell-range-address="'Mesures finales'.F2:'Mesures finales'.F23" chart:label-cell-address="'Mesures finales'.C2:'Mesures finales'.C2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ig 1</text:p>
                <draw:g>
                  <svg:desc>'Mesures finales'.A2:'Mesures finales'.A2</svg:desc>
                </draw:g>
              </table:table-cell>
              <table:table-cell office:value-type="string">
                <text:p>Config 2</text:p>
                <draw:g>
                  <svg:desc>'Mesures finales'.B2:'Mesures finales'.B2</svg:desc>
                </draw:g>
              </table:table-cell>
              <table:table-cell office:value-type="string">
                <text:p>Config 3</text:p>
                <draw:g>
                  <svg:desc>'Mesures finales'.C2:'Mesures finales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sures finales'.D2:'Mesures finales'.D23</svg:desc>
                </draw:g>
              </table:table-cell>
              <table:table-cell office:value-type="float" office:value="NaN">
                <text:p>NaN</text:p>
                <draw:g>
                  <svg:desc>'Mesures finales'.E2:'Mesures finales'.E23</svg:desc>
                </draw:g>
              </table:table-cell>
              <table:table-cell office:value-type="float" office:value="NaN">
                <text:p>NaN</text:p>
                <draw:g>
                  <svg:desc>'Mesures finales'.F2:'Mesures finales'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153847">
                <text:p>46.153847</text:p>
              </table:table-cell>
              <table:table-cell office:value-type="float" office:value="46.153847">
                <text:p>46.153847</text:p>
              </table:table-cell>
              <table:table-cell office:value-type="float" office:value="23.076923">
                <text:p>23.076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846157">
                <text:p>53.846157</text:p>
              </table:table-cell>
              <table:table-cell office:value-type="float" office:value="38.46154">
                <text:p>38.46154</text:p>
              </table:table-cell>
              <table:table-cell office:value-type="float" office:value="30.769232">
                <text:p>30.769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076923">
                <text:p>23.076923</text:p>
              </table:table-cell>
              <table:table-cell office:value-type="float" office:value="23.076923">
                <text:p>23.076923</text:p>
              </table:table-cell>
              <table:table-cell office:value-type="float" office:value="23.076923">
                <text:p>23.076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538464">
                <text:p>61.538464</text:p>
              </table:table-cell>
              <table:table-cell office:value-type="float" office:value="46.153847">
                <text:p>46.153847</text:p>
              </table:table-cell>
              <table:table-cell office:value-type="float" office:value="46.153847">
                <text:p>46.153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846157">
                <text:p>53.846157</text:p>
              </table:table-cell>
              <table:table-cell office:value-type="float" office:value="15.384616">
                <text:p>15.384616</text:p>
              </table:table-cell>
              <table:table-cell office:value-type="float" office:value="38.46154">
                <text:p>38.46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076923">
                <text:p>23.076923</text:p>
              </table:table-cell>
              <table:table-cell office:value-type="float" office:value="15.384616">
                <text:p>15.384616</text:p>
              </table:table-cell>
              <table:table-cell office:value-type="float" office:value="7.692308">
                <text:p>7.692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769232">
                <text:p>30.769232</text:p>
              </table:table-cell>
              <table:table-cell office:value-type="float" office:value="30.769232">
                <text:p>30.769232</text:p>
              </table:table-cell>
              <table:table-cell office:value-type="float" office:value="15.384616">
                <text:p>15.384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46154">
                <text:p>38.46154</text:p>
              </table:table-cell>
              <table:table-cell office:value-type="float" office:value="23.076923">
                <text:p>23.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46154">
                <text:p>38.46154</text:p>
              </table:table-cell>
              <table:table-cell office:value-type="float" office:value="23.076923">
                <text:p>23.076923</text:p>
              </table:table-cell>
              <table:table-cell office:value-type="float" office:value="23.076923">
                <text:p>23.0769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846157">
                <text:p>53.846157</text:p>
              </table:table-cell>
              <table:table-cell office:value-type="float" office:value="30.769232">
                <text:p>30.769232</text:p>
              </table:table-cell>
              <table:table-cell office:value-type="float" office:value="46.153847">
                <text:p>46.153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538464">
                <text:p>61.538464</text:p>
              </table:table-cell>
              <table:table-cell office:value-type="float" office:value="53.846157">
                <text:p>53.846157</text:p>
              </table:table-cell>
              <table:table-cell office:value-type="float" office:value="53.846157">
                <text:p>53.846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384616">
                <text:p>15.384616</text:p>
              </table:table-cell>
              <table:table-cell office:value-type="float" office:value="23.076923">
                <text:p>23.076923</text:p>
              </table:table-cell>
              <table:table-cell office:value-type="float" office:value="15.384616">
                <text:p>15.384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46154">
                <text:p>38.46154</text:p>
              </table:table-cell>
              <table:table-cell office:value-type="float" office:value="15.384616">
                <text:p>15.384616</text:p>
              </table:table-cell>
              <table:table-cell office:value-type="float" office:value="30.769232">
                <text:p>30.769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333336">
                <text:p>33.333336</text:p>
              </table:table-cell>
              <table:table-cell office:value-type="float" office:value="16.666668">
                <text:p>16.6666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46154">
                <text:p>38.46154</text:p>
              </table:table-cell>
              <table:table-cell office:value-type="float" office:value="15.384616">
                <text:p>15.384616</text:p>
              </table:table-cell>
              <table:table-cell office:value-type="float" office:value="7.692308">
                <text:p>7.692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92308">
                <text:p>7.692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.153847">
                <text:p>46.153847</text:p>
              </table:table-cell>
              <table:table-cell office:value-type="float" office:value="15.384616">
                <text:p>15.384616</text:p>
              </table:table-cell>
              <table:table-cell office:value-type="float" office:value="15.384616">
                <text:p>15.384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769232">
                <text:p>30.769232</text:p>
              </table:table-cell>
              <table:table-cell office:value-type="float" office:value="15.384616">
                <text:p>15.384616</text:p>
              </table:table-cell>
              <table:table-cell office:value-type="float" office:value="30.769232">
                <text:p>30.769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076923">
                <text:p>23.076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769232">
                <text:p>30.769232</text:p>
              </table:table-cell>
              <table:table-cell office:value-type="float" office:value="7.692308">
                <text:p>7.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606cm" svg:y="0.315cm" chart:style-name="ch2">
          <text:p>Distance moyenne entre les positions attendues et les positions recues des ROIs des cartes</text:p>
        </chart:title>
        <chart:legend chart:legend-position="end" svg:x="13.386cm" svg:y="3.703cm" style:legend-expansion="high" chart:style-name="ch3"/>
        <chart:plot-area chart:style-name="ch4" table:cell-range-address="'Mesures finales'.A2:'Mesures finales'.C2 'Mesures finales'.G2:'Mesures finales'.I23" chart:data-source-has-labels="row" svg:x="0.32cm" svg:y="1.778cm" svg:width="12.746cm" svg:height="7.042cm">
          <chart:coordinate-region svg:x="1.127cm" svg:y="1.977cm" svg:width="11.752cm" svg:height="6.19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sures finales'.G2:'Mesures finales'.G23" chart:label-cell-address="'Mesures finales'.A2:'Mesures finales'.A2" chart:class="chart:line">
            <chart:data-point chart:repeated="22"/>
          </chart:series>
          <chart:series chart:style-name="ch8" chart:values-cell-range-address="'Mesures finales'.H2:'Mesures finales'.H23" chart:label-cell-address="'Mesures finales'.B2:'Mesures finales'.B2" chart:class="chart:line">
            <chart:data-point chart:repeated="22"/>
          </chart:series>
          <chart:series chart:style-name="ch9" chart:values-cell-range-address="'Mesures finales'.I2:'Mesures finales'.I23" chart:label-cell-address="'Mesures finales'.C2:'Mesures finales'.C2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ig 1</text:p>
                <draw:g>
                  <svg:desc>'Mesures finales'.A2:'Mesures finales'.A2</svg:desc>
                </draw:g>
              </table:table-cell>
              <table:table-cell office:value-type="string">
                <text:p>Config 2</text:p>
                <draw:g>
                  <svg:desc>'Mesures finales'.B2:'Mesures finales'.B2</svg:desc>
                </draw:g>
              </table:table-cell>
              <table:table-cell office:value-type="string">
                <text:p>Config 3</text:p>
                <draw:g>
                  <svg:desc>'Mesures finales'.C2:'Mesures finales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sures finales'.G2:'Mesures finales'.G23</svg:desc>
                </draw:g>
              </table:table-cell>
              <table:table-cell office:value-type="float" office:value="NaN">
                <text:p>NaN</text:p>
                <draw:g>
                  <svg:desc>'Mesures finales'.H2:'Mesures finales'.H23</svg:desc>
                </draw:g>
              </table:table-cell>
              <table:table-cell office:value-type="float" office:value="NaN">
                <text:p>NaN</text:p>
                <draw:g>
                  <svg:desc>'Mesures finales'.I2:'Mesures finales'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9955281333333">
                <text:p>29.9955281333333</text:p>
              </table:table-cell>
              <table:table-cell office:value-type="float" office:value="1.04586116666667">
                <text:p>1.04586116666667</text:p>
              </table:table-cell>
              <table:table-cell office:value-type="float" office:value="1.14235033333333">
                <text:p>1.142350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32507325">
                <text:p>8.32507325</text:p>
              </table:table-cell>
              <table:table-cell office:value-type="float" office:value="39.8657868">
                <text:p>39.8657868</text:p>
              </table:table-cell>
              <table:table-cell office:value-type="float" office:value="39.8029632">
                <text:p>39.8029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03203257142857">
                <text:p>7.03203257142857</text:p>
              </table:table-cell>
              <table:table-cell office:value-type="float" office:value="2.247483">
                <text:p>2.247483</text:p>
              </table:table-cell>
              <table:table-cell office:value-type="float" office:value="28.5332794">
                <text:p>28.5332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9604769545455">
                <text:p>47.9604769545455</text:p>
              </table:table-cell>
              <table:table-cell office:value-type="float" office:value="0.579630571428571">
                <text:p>0.579630571428571</text:p>
              </table:table-cell>
              <table:table-cell office:value-type="float" office:value="0.534682666666667">
                <text:p>0.534682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2104238095238">
                <text:p>0.332104238095238</text:p>
              </table:table-cell>
              <table:table-cell office:value-type="float" office:value="2.003311">
                <text:p>2.003311</text:p>
              </table:table-cell>
              <table:table-cell office:value-type="float" office:value="1.09309566666667">
                <text:p>1.093095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3028425454545">
                <text:p>22.3028425454545</text:p>
              </table:table-cell>
              <table:table-cell office:value-type="float" office:value="3.964209">
                <text:p>3.964209</text:p>
              </table:table-cell>
              <table:table-cell office:value-type="float" office:value="3.09245633333333">
                <text:p>3.092456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3230928571429">
                <text:p>0.853230928571429</text:p>
              </table:table-cell>
              <table:table-cell office:value-type="float" office:value="36.42613225">
                <text:p>36.42613225</text:p>
              </table:table-cell>
              <table:table-cell office:value-type="float" office:value="142.02867125">
                <text:p>142.02867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7.291992166667">
                <text:p>217.291992166667</text:p>
              </table:table-cell>
              <table:table-cell office:value-type="float" office:value="2.49411125">
                <text:p>2.4941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90000625">
                <text:p>0.6590000625</text:p>
              </table:table-cell>
              <table:table-cell office:value-type="float" office:value="3.65972966666667">
                <text:p>3.65972966666667</text:p>
              </table:table-cell>
              <table:table-cell office:value-type="float" office:value="2.3321414">
                <text:p>2.3321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.5477661">
                <text:p>102.5477661</text:p>
              </table:table-cell>
              <table:table-cell office:value-type="float" office:value="1.6260955">
                <text:p>1.6260955</text:p>
              </table:table-cell>
              <table:table-cell office:value-type="float" office:value="22.531044">
                <text:p>22.531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28811138888889">
                <text:p>8.28811138888889</text:p>
              </table:table-cell>
              <table:table-cell office:value-type="float" office:value="1.464896">
                <text:p>1.464896</text:p>
              </table:table-cell>
              <table:table-cell office:value-type="float" office:value="18.64934725">
                <text:p>18.64934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1645230769231">
                <text:p>0.261645230769231</text:p>
              </table:table-cell>
              <table:table-cell office:value-type="float" office:value="2.91189733333333">
                <text:p>2.91189733333333</text:p>
              </table:table-cell>
              <table:table-cell office:value-type="float" office:value="71.398926">
                <text:p>71.398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093594">
                <text:p>48.093594</text:p>
              </table:table-cell>
              <table:table-cell office:value-type="float" office:value="65.9881796666667">
                <text:p>65.9881796666667</text:p>
              </table:table-cell>
              <table:table-cell office:value-type="float" office:value="39.5988038">
                <text:p>39.5988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.941580642857">
                <text:p>112.941580642857</text:p>
              </table:table-cell>
              <table:table-cell office:value-type="float" office:value="2.20084833333333">
                <text:p>2.20084833333333</text:p>
              </table:table-cell>
              <table:table-cell office:value-type="float" office:value="0.7659895">
                <text:p>0.7659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0940796">
                <text:p>21.0940796</text:p>
              </table:table-cell>
              <table:table-cell office:value-type="float" office:value="3.01277266666667">
                <text:p>3.01277266666667</text:p>
              </table:table-cell>
              <table:table-cell office:value-type="float" office:value="2.7209405">
                <text:p>2.7209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59632">
                <text:p>2.759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7503906">
                <text:p>78.7503906</text:p>
              </table:table-cell>
              <table:table-cell office:value-type="float" office:value="3.347256">
                <text:p>3.347256</text:p>
              </table:table-cell>
              <table:table-cell office:value-type="float" office:value="4.7400945">
                <text:p>4.7400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9301554666667">
                <text:p>66.9301554666667</text:p>
              </table:table-cell>
              <table:table-cell office:value-type="float" office:value="73.4617235">
                <text:p>73.4617235</text:p>
              </table:table-cell>
              <table:table-cell office:value-type="float" office:value="36.8208275">
                <text:p>36.8208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1334271428571">
                <text:p>1.11334271428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7815224285714">
                <text:p>30.7815224285714</text:p>
              </table:table-cell>
              <table:table-cell office:value-type="float" office:value="5.235611">
                <text:p>5.235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3.6603028">
                <text:p>413.6603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